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Oxygen" svg:font-family="Oxygen" style:font-family-generic="system" style:font-pitch="variable"/>
    <style:font-face style:name="Bitter" svg:font-family="Bitter" style:font-family-generic="system" style:font-pitch="variable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Audiowide" svg:font-family="Audiowide" style:font-family-generic="system" style:font-pitch="variable"/>
    <style:font-face style:name="Fontdiner Swanky" svg:font-family="Fontdiner Swanky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" style:master-page-name="MP0" style:family="paragraph">
      <style:paragraph-properties fo:break-before="page" style:page-number="1"/>
      <style:text-properties style:font-name="Fontdiner Swanky" style:font-name-asian="Fontdiner Swanky" style:font-name-complex="Fontdiner Swanky"/>
    </style:style>
    <style:style style:name="T2" style:parent-style-name="Car.predefinitoparagrafo" style:family="text">
      <style:text-properties fo:font-weight="bold" style:font-weight-asian="bold"/>
    </style:style>
    <style:style style:name="T3" style:parent-style-name="Car.predefinitoparagrafo" style:family="text">
      <style:text-properties fo:font-weight="bold" style:font-weight-asian="bold"/>
    </style:style>
    <style:style style:name="T4" style:parent-style-name="Car.predefinitoparagrafo" style:family="text">
      <style:text-properties fo:font-weight="bold" style:font-weight-asian="bold"/>
    </style:style>
    <style:style style:name="T5" style:parent-style-name="Car.predefinitoparagrafo" style:family="text">
      <style:text-properties fo:font-weight="bold" style:font-weight-asian="bold"/>
    </style:style>
    <style:style style:name="T6" style:parent-style-name="Car.predefinitoparagrafo" style:family="text">
      <style:text-properties fo:font-weight="bold" style:font-weight-asian="bold"/>
    </style:style>
    <style:style style:name="T7" style:parent-style-name="Car.predefinitoparagrafo" style:family="text">
      <style:text-properties fo:font-weight="bold" style:font-weight-asian="bold"/>
    </style:style>
    <style:style style:name="T8" style:parent-style-name="Car.predefinitoparagrafo" style:family="text">
      <style:text-properties fo:font-weight="bold" style:font-weight-asian="bold"/>
    </style:style>
    <style:style style:name="TableColumn10" style:family="table-column">
      <style:table-column-properties style:column-width="0.3951in" style:use-optimal-column-width="false"/>
    </style:style>
    <style:style style:name="TableColumn11" style:family="table-column">
      <style:table-column-properties style:column-width="3.552in" style:use-optimal-column-width="false"/>
    </style:style>
    <style:style style:name="TableColumn12" style:family="table-column">
      <style:table-column-properties style:column-width="3.3548in" style:use-optimal-column-width="false"/>
    </style:style>
    <style:style style:name="Table9" style:family="table">
      <style:table-properties style:width="7.302in" fo:margin-left="0.0902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5" style:parent-style-name="Titolo2" style:family="paragraph">
      <style:paragraph-properties fo:margin-top="0in" fo:margin-bottom="0in"/>
    </style:style>
    <style:style style:name="TableCell1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1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2" style:parent-style-name="Titolo3" style:family="paragraph">
      <style:paragraph-properties fo:text-align="start" fo:margin-top="0in"/>
    </style:style>
    <style:style style:name="TableCell2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4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2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6" style:parent-style-name="Standard" style:family="paragraph">
      <style:paragraph-properties fo:text-align="start"/>
      <style:text-properties fo:background-color="#FFFFFF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9" style:parent-style-name="Titolo3" style:family="paragraph">
      <style:paragraph-properties fo:text-align="start" fo:margin-top="0in"/>
    </style:style>
    <style:style style:name="TableCell3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1" style:parent-style-name="Standard" style:family="paragraph">
      <style:paragraph-properties fo:text-align="start" fo:margin-left="0.0694in">
        <style:tab-stops/>
      </style:paragraph-properties>
      <style:text-properties fo:font-style="italic" style:font-style-asian="italic" style:font-style-complex="italic" fo:background-color="#FFFFFF"/>
    </style:style>
    <style:style style:name="TableCell3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3" style:parent-style-name="Standard" style:family="paragraph">
      <style:paragraph-properties fo:text-align="start"/>
      <style:text-properties fo:background-color="#FFFFFF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6" style:parent-style-name="Titolo3" style:family="paragraph">
      <style:paragraph-properties fo:text-align="start" fo:margin-top="0in"/>
    </style:style>
    <style:style style:name="TableCell3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8" style:parent-style-name="Standard" style:family="paragraph">
      <style:paragraph-properties fo:text-align="start" fo:margin-left="0.0694in">
        <style:tab-stops/>
      </style:paragraph-properties>
    </style:style>
    <style:style style:name="T39" style:parent-style-name="Car.predefinitoparagrafo" style:family="text">
      <style:text-properties fo:background-color="#FFFFFF"/>
    </style:style>
    <style:style style:name="T40" style:parent-style-name="Car.predefinitoparagrafo" style:family="text">
      <style:text-properties fo:background-color="#FFFFFF"/>
    </style:style>
    <style:style style:name="TableCell4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2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5" style:parent-style-name="Titolo3" style:family="paragraph">
      <style:paragraph-properties fo:text-align="start" fo:margin-top="0in"/>
    </style:style>
    <style:style style:name="TableCell4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7" style:parent-style-name="Standard" style:family="paragraph">
      <style:paragraph-properties fo:text-align="start" fo:margin-left="0.0694in">
        <style:tab-stops/>
      </style:paragraph-properties>
    </style:style>
    <style:style style:name="T48" style:parent-style-name="Car.predefinitoparagrafo" style:family="text">
      <style:text-properties fo:font-style="italic" style:font-style-asian="italic" style:font-style-complex="italic"/>
    </style:style>
    <style:style style:name="TableCell4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0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3" style:parent-style-name="Titolo3" style:family="paragraph">
      <style:paragraph-properties fo:text-align="start" fo:margin-top="0in"/>
    </style:style>
    <style:style style:name="TableCell5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5" style:parent-style-name="Standard" style:family="paragraph">
      <style:paragraph-properties fo:text-align="start"/>
    </style:style>
    <style:style style:name="T56" style:parent-style-name="Car.predefinitoparagrafo" style:family="text">
      <style:text-properties fo:font-style="italic" style:font-style-asian="italic" style:font-style-complex="italic" fo:background-color="#FFFFFF"/>
    </style:style>
    <style:style style:name="T57" style:parent-style-name="Car.predefinitoparagrafo" style:family="text">
      <style:text-properties fo:background-color="#FFFFFF"/>
    </style:style>
    <style:style style:name="TableCell5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9" style:parent-style-name="Standard" style:family="paragraph">
      <style:paragraph-properties fo:text-align="start"/>
      <style:text-properties fo:background-color="#FFFFFF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2" style:parent-style-name="Titolo3" style:family="paragraph">
      <style:paragraph-properties fo:text-align="start" fo:margin-top="0in"/>
    </style:style>
    <style:style style:name="TableCell6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4" style:parent-style-name="Standard" style:family="paragraph">
      <style:paragraph-properties fo:text-align="start"/>
      <style:text-properties fo:font-style="italic" style:font-style-asian="italic" style:font-style-complex="italic" fo:background-color="#FFFFFF"/>
    </style:style>
    <style:style style:name="TableCell6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6" style:parent-style-name="Standard" style:family="paragraph">
      <style:paragraph-properties fo:text-align="start"/>
      <style:text-properties fo:background-color="#FFFFFF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9" style:parent-style-name="Titolo3" style:family="paragraph">
      <style:paragraph-properties fo:text-align="start" fo:margin-top="0in"/>
    </style:style>
    <style:style style:name="TableCell7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1" style:parent-style-name="Standard" style:family="paragraph">
      <style:paragraph-properties fo:text-align="start"/>
    </style:style>
    <style:style style:name="T72" style:parent-style-name="Car.predefinitoparagrafo" style:family="text">
      <style:text-properties fo:font-style="italic" style:font-style-asian="italic" style:font-style-complex="italic" fo:background-color="#FFFFFF"/>
    </style:style>
    <style:style style:name="T73" style:parent-style-name="Car.predefinitoparagrafo" style:family="text">
      <style:text-properties fo:background-color="#FFFFFF"/>
    </style:style>
    <style:style style:name="TableCell7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5" style:parent-style-name="Standard" style:family="paragraph">
      <style:paragraph-properties fo:text-align="start"/>
      <style:text-properties fo:background-color="#FFFFFF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8" style:parent-style-name="Titolo3" style:family="paragraph">
      <style:paragraph-properties fo:text-align="start" fo:margin-top="0in"/>
    </style:style>
    <style:style style:name="TableCell7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0" style:parent-style-name="Standard" style:family="paragraph">
      <style:paragraph-properties fo:text-align="start"/>
    </style:style>
    <style:style style:name="T81" style:parent-style-name="Car.predefinitoparagrafo" style:family="text">
      <style:text-properties fo:font-style="italic" style:font-style-asian="italic" style:font-style-complex="italic" fo:background-color="#FFFFFF"/>
    </style:style>
    <style:style style:name="T82" style:parent-style-name="Car.predefinitoparagrafo" style:family="text">
      <style:text-properties style:font-style-complex="italic" fo:background-color="#FFFFFF"/>
    </style:style>
    <style:style style:name="T83" style:parent-style-name="Car.predefinitoparagrafo" style:family="text">
      <style:text-properties fo:font-style="italic" style:font-style-asian="italic" style:font-style-complex="italic" fo:background-color="#FFFFFF"/>
    </style:style>
    <style:style style:name="TableCell8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5" style:parent-style-name="Standard" style:family="paragraph">
      <style:paragraph-properties fo:text-align="start"/>
      <style:text-properties fo:background-color="#FFFFFF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88" style:parent-style-name="Titolo3" style:family="paragraph">
      <style:paragraph-properties fo:text-align="start" fo:margin-top="0in"/>
    </style:style>
    <style:style style:name="TableCell8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0" style:parent-style-name="Standard" style:family="paragraph">
      <style:paragraph-properties fo:text-align="start"/>
    </style:style>
    <style:style style:name="T91" style:parent-style-name="Car.predefinitoparagrafo" style:family="text">
      <style:text-properties fo:font-style="italic" style:font-style-asian="italic" style:font-style-complex="italic" fo:background-color="#FFFFFF"/>
    </style:style>
    <style:style style:name="T92" style:parent-style-name="Car.predefinitoparagrafo" style:family="text">
      <style:text-properties fo:background-color="#FFFFFF"/>
    </style:style>
    <style:style style:name="T93" style:parent-style-name="Car.predefinitoparagrafo" style:family="text">
      <style:text-properties fo:background-color="#FFFFFF"/>
    </style:style>
    <style:style style:name="TableCell9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5" style:parent-style-name="Standard" style:family="paragraph">
      <style:paragraph-properties fo:text-align="start"/>
      <style:text-properties fo:background-color="#FFFFFF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98" style:parent-style-name="Titolo3" style:family="paragraph">
      <style:paragraph-properties fo:text-align="start" fo:margin-top="0in"/>
    </style:style>
    <style:style style:name="TableCell9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0" style:parent-style-name="Standard" style:family="paragraph">
      <style:paragraph-properties fo:text-align="start"/>
      <style:text-properties fo:font-style="italic" style:font-style-asian="italic" style:font-style-complex="italic" fo:background-color="#FFFFFF"/>
    </style:style>
    <style:style style:name="TableCell10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2" style:parent-style-name="Standard" style:family="paragraph">
      <style:paragraph-properties fo:text-align="start"/>
      <style:text-properties fo:background-color="#FFFFFF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05" style:parent-style-name="Titolo3" style:family="paragraph">
      <style:paragraph-properties fo:text-align="start" fo:margin-top="0in"/>
    </style:style>
    <style:style style:name="TableCell10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7" style:parent-style-name="Standard" style:family="paragraph">
      <style:paragraph-properties fo:text-align="start"/>
    </style:style>
    <style:style style:name="T108" style:parent-style-name="Car.predefinitoparagrafo" style:family="text">
      <style:text-properties fo:font-style="italic" style:font-style-asian="italic" style:font-style-complex="italic" fo:background-color="#FFFFFF"/>
    </style:style>
    <style:style style:name="T109" style:parent-style-name="Car.predefinitoparagrafo" style:family="text">
      <style:text-properties fo:background-color="#FFFFFF"/>
    </style:style>
    <style:style style:name="TableCell11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1" style:parent-style-name="Standard" style:family="paragraph">
      <style:paragraph-properties fo:text-align="start"/>
      <style:text-properties fo:background-color="#FFFFFF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14" style:parent-style-name="Titolo3" style:family="paragraph">
      <style:paragraph-properties fo:text-align="start" fo:margin-top="0in"/>
    </style:style>
    <style:style style:name="TableCell11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6" style:parent-style-name="Standard" style:family="paragraph">
      <style:paragraph-properties fo:text-align="start"/>
      <style:text-properties fo:font-style="italic" style:font-style-asian="italic" style:font-style-complex="italic" fo:background-color="#FFFFFF"/>
    </style:style>
    <style:style style:name="TableCell11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8" style:parent-style-name="Standard" style:family="paragraph">
      <style:paragraph-properties fo:text-align="start"/>
      <style:text-properties fo:background-color="#FFFFFF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21" style:parent-style-name="Titolo3" style:family="paragraph">
      <style:paragraph-properties fo:text-align="start" fo:margin-top="0in"/>
    </style:style>
    <style:style style:name="TableCell12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3" style:parent-style-name="Standard" style:family="paragraph">
      <style:paragraph-properties fo:text-align="start"/>
      <style:text-properties fo:font-style="italic" style:font-style-asian="italic" style:font-style-complex="italic" fo:background-color="#FFFFFF"/>
    </style:style>
    <style:style style:name="TableCell12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5" style:parent-style-name="Standard" style:family="paragraph">
      <style:paragraph-properties fo:text-align="start"/>
      <style:text-properties fo:background-color="#FFFFFF"/>
    </style:style>
    <style:style style:name="P126" style:parent-style-name="Titolo1" style:family="paragraph">
      <style:paragraph-properties fo:margin-top="0in" fo:margin-bottom="0in"/>
      <style:text-properties fo:color="#CC0000"/>
    </style:style>
    <style:style style:name="P127" style:parent-style-name="Titolo1" style:family="paragraph">
      <style:paragraph-properties fo:margin-top="0in" fo:margin-bottom="0in"/>
      <style:text-properties fo:color="#CC0000"/>
    </style:style>
    <style:style style:name="P128" style:parent-style-name="Titolo1" style:family="paragraph">
      <style:paragraph-properties fo:margin-top="0in" fo:margin-bottom="0in"/>
      <style:text-properties fo:color="#CC0000"/>
    </style:style>
    <style:style style:name="P129" style:parent-style-name="Titolo1" style:family="paragraph">
      <style:paragraph-properties fo:margin-top="0in" fo:margin-bottom="0in"/>
      <style:text-properties fo:color="#CC0000"/>
    </style:style>
    <style:style style:name="P130" style:parent-style-name="Titolo1" style:family="paragraph">
      <style:paragraph-properties fo:margin-top="0in" fo:margin-bottom="0in"/>
      <style:text-properties fo:color="#CC0000"/>
    </style:style>
    <style:style style:name="P131" style:parent-style-name="Titolo1" style:family="paragraph">
      <style:paragraph-properties fo:margin-top="0in" fo:margin-bottom="0in"/>
      <style:text-properties fo:color="#CC0000"/>
    </style:style>
    <style:style style:name="P132" style:parent-style-name="Titolo1" style:family="paragraph">
      <style:paragraph-properties fo:margin-top="0in" fo:margin-bottom="0in"/>
      <style:text-properties fo:color="#CC0000"/>
    </style:style>
    <style:style style:name="P133" style:parent-style-name="Titolo1" style:family="paragraph">
      <style:paragraph-properties fo:margin-top="0in" fo:margin-bottom="0in"/>
      <style:text-properties fo:color="#CC0000"/>
    </style:style>
    <style:style style:name="TableColumn135" style:family="table-column">
      <style:table-column-properties style:column-width="0.7493in" style:use-optimal-column-width="false"/>
    </style:style>
    <style:style style:name="TableColumn136" style:family="table-column">
      <style:table-column-properties style:column-width="3.1979in" style:use-optimal-column-width="false"/>
    </style:style>
    <style:style style:name="TableColumn137" style:family="table-column">
      <style:table-column-properties style:column-width="3.3548in" style:use-optimal-column-width="false"/>
    </style:style>
    <style:style style:name="Table134" style:family="table">
      <style:table-properties style:width="7.302in" fo:margin-left="0.0902in" table:align="lef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40" style:parent-style-name="Titolo2" style:family="paragraph">
      <style:paragraph-properties fo:margin-top="0in" fo:margin-bottom="0in"/>
    </style:style>
    <style:style style:name="TableCell14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42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14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44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138in solid #000000" fo:border-bottom="0.0069in solid #000000" fo:border-right="0.0138in solid #000000" style:writing-mode="lr-tb" fo:padding-top="0.0694in" fo:padding-left="0.0694in" fo:padding-bottom="0.0694in" fo:padding-right="0.0694in"/>
    </style:style>
    <style:style style:name="P147" style:parent-style-name="Titolo3" style:family="paragraph">
      <style:paragraph-properties fo:text-align="start" fo:margin-top="0in"/>
      <style:text-properties fo:color="#CC0000"/>
    </style:style>
    <style:style style:name="TableCell148" style:family="table-cell">
      <style:table-cell-properties fo:border-top="none" fo:border-left="none" fo:border-bottom="0.0069in solid #000000" fo:border-right="0.0138in solid #000000" style:writing-mode="lr-tb" fo:padding-top="0.0694in" fo:padding-left="0.0694in" fo:padding-bottom="0.0694in" fo:padding-right="0.0694in"/>
    </style:style>
    <style:style style:name="P149" style:parent-style-name="Standard" style:family="paragraph">
      <style:paragraph-properties fo:text-align="start" fo:line-height="100%" fo:margin-left="0.0694in">
        <style:tab-stops/>
      </style:paragraph-properties>
      <style:text-properties fo:background-color="#FFFFFF"/>
    </style:style>
    <style:style style:name="TableCell150" style:family="table-cell">
      <style:table-cell-properties fo:border-top="none" fo:border-left="none" fo:border-bottom="0.0069in solid #000000" fo:border-right="0.0138in solid #000000" fo:background-color="#F4CCCC" style:writing-mode="lr-tb" fo:padding-top="0.0694in" fo:padding-left="0.0694in" fo:padding-bottom="0.0694in" fo:padding-right="0.0694in"/>
    </style:style>
    <style:style style:name="P151" style:parent-style-name="Standard" style:family="paragraph">
      <style:paragraph-properties fo:text-align="start"/>
    </style:style>
    <style:style style:name="P152" style:parent-style-name="Titolo1" style:family="paragraph">
      <style:paragraph-properties fo:margin-top="0in" fo:margin-bottom="0in"/>
    </style:style>
    <style:style style:name="P153" style:parent-style-name="Titolo1" style:family="paragraph">
      <style:paragraph-properties fo:margin-top="0in" fo:margin-bottom="0in"/>
    </style:style>
    <style:style style:name="T154" style:parent-style-name="Car.predefinitoparagrafo" style:family="text">
      <style:text-properties fo:color="#CC0000"/>
    </style:style>
    <style:style style:name="TableColumn156" style:family="table-column">
      <style:table-column-properties style:column-width="0.7493in" style:use-optimal-column-width="false"/>
    </style:style>
    <style:style style:name="TableColumn157" style:family="table-column">
      <style:table-column-properties style:column-width="3.1979in" style:use-optimal-column-width="false"/>
    </style:style>
    <style:style style:name="TableColumn158" style:family="table-column">
      <style:table-column-properties style:column-width="3.3548in" style:use-optimal-column-width="false"/>
    </style:style>
    <style:style style:name="Table155" style:family="table">
      <style:table-properties style:width="7.302in" fo:margin-left="0.0902in" table:align="lef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61" style:parent-style-name="Titolo2" style:family="paragraph">
      <style:paragraph-properties fo:margin-top="0in" fo:margin-bottom="0in"/>
    </style:style>
    <style:style style:name="TableCell16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6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16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65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68" style:parent-style-name="Titolo3" style:family="paragraph">
      <style:paragraph-properties fo:text-align="start" fo:margin-top="0in"/>
      <style:text-properties fo:color="#CC0000"/>
    </style:style>
    <style:style style:name="TableCell16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70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171" style:parent-style-name="Car.predefinitoparagrafo" style:family="text">
      <style:text-properties fo:background-color="#FFFFFF"/>
    </style:style>
    <style:style style:name="T172" style:parent-style-name="Car.predefinitoparagrafo" style:family="text">
      <style:text-properties fo:background-color="#FFFFFF"/>
    </style:style>
    <style:style style:name="TableCell173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174" style:parent-style-name="Standard" style:family="paragraph">
      <style:paragraph-properties fo:text-align="start"/>
    </style:style>
    <style:style style:name="P175" style:parent-style-name="Titolo1" style:family="paragraph">
      <style:paragraph-properties fo:margin-top="0in" fo:margin-bottom="0in"/>
      <style:text-properties fo:color="#CC0000"/>
    </style:style>
    <style:style style:name="P176" style:parent-style-name="Titolo1" style:family="paragraph">
      <style:paragraph-properties fo:margin-top="0in" fo:margin-bottom="0in"/>
    </style:style>
    <style:style style:name="T177" style:parent-style-name="Car.predefinitoparagrafo" style:family="text">
      <style:text-properties fo:color="#CC0000"/>
    </style:style>
    <style:style style:name="TableColumn179" style:family="table-column">
      <style:table-column-properties style:column-width="0.7493in" style:use-optimal-column-width="false"/>
    </style:style>
    <style:style style:name="TableColumn180" style:family="table-column">
      <style:table-column-properties style:column-width="3.1979in" style:use-optimal-column-width="false"/>
    </style:style>
    <style:style style:name="TableColumn181" style:family="table-column">
      <style:table-column-properties style:column-width="3.3548in" style:use-optimal-column-width="false"/>
    </style:style>
    <style:style style:name="Table178" style:family="table">
      <style:table-properties style:width="7.302in" fo:margin-left="0.0902in" table:align="lef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84" style:parent-style-name="Titolo2" style:family="paragraph">
      <style:paragraph-properties fo:margin-top="0in" fo:margin-bottom="0in"/>
    </style:style>
    <style:style style:name="TableCell18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86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18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8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91" style:parent-style-name="Titolo3" style:family="paragraph">
      <style:paragraph-properties fo:text-align="start" fo:margin-top="0in"/>
      <style:text-properties fo:color="#CC0000"/>
    </style:style>
    <style:style style:name="TableCell19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93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194" style:parent-style-name="Car.predefinitoparagrafo" style:family="text">
      <style:text-properties fo:background-color="#FFFFFF"/>
    </style:style>
    <style:style style:name="T195" style:parent-style-name="Car.predefinitoparagrafo" style:family="text">
      <style:text-properties fo:background-color="#FFFFFF"/>
    </style:style>
    <style:style style:name="TableCell196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197" style:parent-style-name="Standard" style:family="paragraph">
      <style:paragraph-properties fo:text-align="start"/>
    </style:style>
    <style:style style:name="P198" style:parent-style-name="Titolo1" style:family="paragraph">
      <style:paragraph-properties fo:margin-top="0in" fo:margin-bottom="0in"/>
    </style:style>
    <style:style style:name="P199" style:parent-style-name="Titolo1" style:family="paragraph">
      <style:paragraph-properties fo:margin-top="0in" fo:margin-bottom="0in"/>
    </style:style>
    <style:style style:name="TableColumn201" style:family="table-column">
      <style:table-column-properties style:column-width="0.7493in" style:use-optimal-column-width="false"/>
    </style:style>
    <style:style style:name="TableColumn202" style:family="table-column">
      <style:table-column-properties style:column-width="3.1979in" style:use-optimal-column-width="false"/>
    </style:style>
    <style:style style:name="TableColumn203" style:family="table-column">
      <style:table-column-properties style:column-width="3.3548in" style:use-optimal-column-width="false"/>
    </style:style>
    <style:style style:name="Table200" style:family="table">
      <style:table-properties style:width="7.302in" fo:margin-left="0.0902in" table:align="lef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206" style:parent-style-name="Titolo2" style:family="paragraph">
      <style:paragraph-properties fo:margin-top="0in" fo:margin-bottom="0in"/>
    </style:style>
    <style:style style:name="TableCell20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0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20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1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none" fo:border-left="0.0138in solid #000000" fo:border-bottom="0.0069in solid #000000" fo:border-right="0.0138in solid #000000" style:writing-mode="lr-tb" fo:padding-top="0.0694in" fo:padding-left="0.0694in" fo:padding-bottom="0.0694in" fo:padding-right="0.0694in"/>
    </style:style>
    <style:style style:name="P213" style:parent-style-name="Titolo3" style:family="paragraph">
      <style:paragraph-properties fo:text-align="start" fo:margin-top="0in"/>
    </style:style>
    <style:style style:name="TableCell214" style:family="table-cell">
      <style:table-cell-properties fo:border-top="none" fo:border-left="none" fo:border-bottom="0.0069in solid #000000" fo:border-right="0.0138in solid #000000" style:writing-mode="lr-tb" fo:padding-top="0.0694in" fo:padding-left="0.0694in" fo:padding-bottom="0.0694in" fo:padding-right="0.0694in"/>
    </style:style>
    <style:style style:name="P215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216" style:family="table-cell">
      <style:table-cell-properties fo:border-top="none" fo:border-left="none" fo:border-bottom="0.0069in solid #000000" fo:border-right="0.0138in solid #000000" style:writing-mode="lr-tb" fo:padding-top="0.0694in" fo:padding-left="0.0694in" fo:padding-bottom="0.0694in" fo:padding-right="0.0694in"/>
    </style:style>
    <style:style style:name="P217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0.0069in solid #000000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20" style:parent-style-name="Titolo3" style:family="paragraph">
      <style:paragraph-properties fo:text-align="start" fo:margin-top="0in"/>
    </style:style>
    <style:style style:name="TableCell221" style:family="table-cell">
      <style:table-cell-properties fo:border-top="0.0069in solid #000000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22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223" style:family="table-cell">
      <style:table-cell-properties fo:border-top="0.0069in solid #000000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24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P225" style:parent-style-name="Titolo1" style:family="paragraph">
      <style:paragraph-properties fo:margin-top="0in" fo:margin-bottom="0in"/>
      <style:text-properties fo:color="#CC0000"/>
    </style:style>
    <style:style style:name="P226" style:parent-style-name="Titolo1" style:family="paragraph">
      <style:paragraph-properties fo:margin-top="0in" fo:margin-bottom="0in"/>
    </style:style>
    <style:style style:name="T227" style:parent-style-name="Car.predefinitoparagrafo" style:family="text">
      <style:text-properties fo:color="#CC0000"/>
    </style:style>
    <style:style style:name="TableColumn229" style:family="table-column">
      <style:table-column-properties style:column-width="0.7493in" style:use-optimal-column-width="false"/>
    </style:style>
    <style:style style:name="TableColumn230" style:family="table-column">
      <style:table-column-properties style:column-width="3.1979in" style:use-optimal-column-width="false"/>
    </style:style>
    <style:style style:name="TableColumn231" style:family="table-column">
      <style:table-column-properties style:column-width="3.3548in" style:use-optimal-column-width="false"/>
    </style:style>
    <style:style style:name="Table228" style:family="table">
      <style:table-properties style:width="7.302in" fo:margin-left="0.0902in" table:align="lef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234" style:parent-style-name="Titolo2" style:family="paragraph">
      <style:paragraph-properties fo:margin-top="0in" fo:margin-bottom="0in"/>
    </style:style>
    <style:style style:name="TableCell23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36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23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3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41" style:parent-style-name="Titolo3" style:family="paragraph">
      <style:paragraph-properties fo:text-align="start" fo:margin-top="0in"/>
      <style:text-properties fo:color="#CC0000"/>
    </style:style>
    <style:style style:name="TableCell24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43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244" style:parent-style-name="Car.predefinitoparagrafo" style:family="text">
      <style:text-properties fo:background-color="#FFFFFF"/>
    </style:style>
    <style:style style:name="TableCell245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246" style:parent-style-name="Standard" style:family="paragraph">
      <style:paragraph-properties fo:text-align="start"/>
    </style:style>
    <style:style style:name="P247" style:parent-style-name="Titolo1" style:family="paragraph">
      <style:paragraph-properties fo:margin-top="0in" fo:margin-bottom="0in"/>
      <style:text-properties fo:color="#CC0000"/>
    </style:style>
    <style:style style:name="P248" style:parent-style-name="Titolo1" style:family="paragraph">
      <style:paragraph-properties fo:margin-top="0in" fo:margin-bottom="0in"/>
      <style:text-properties fo:color="#CC0000"/>
    </style:style>
    <style:style style:name="P249" style:parent-style-name="Titolo1" style:family="paragraph">
      <style:paragraph-properties fo:margin-top="0in" fo:margin-bottom="0in"/>
      <style:text-properties fo:color="#CC0000"/>
    </style:style>
    <style:style style:name="P250" style:parent-style-name="Titolo1" style:family="paragraph">
      <style:paragraph-properties fo:margin-top="0in" fo:margin-bottom="0in"/>
      <style:text-properties fo:color="#CC0000"/>
    </style:style>
    <style:style style:name="P251" style:parent-style-name="Titolo1" style:family="paragraph">
      <style:paragraph-properties fo:margin-top="0in" fo:margin-bottom="0in"/>
    </style:style>
    <style:style style:name="T252" style:parent-style-name="Car.predefinitoparagrafo" style:family="text">
      <style:text-properties fo:color="#CC0000"/>
    </style:style>
    <style:style style:name="TableColumn254" style:family="table-column">
      <style:table-column-properties style:column-width="0.7493in" style:use-optimal-column-width="false"/>
    </style:style>
    <style:style style:name="TableColumn255" style:family="table-column">
      <style:table-column-properties style:column-width="3.1979in" style:use-optimal-column-width="false"/>
    </style:style>
    <style:style style:name="TableColumn256" style:family="table-column">
      <style:table-column-properties style:column-width="3.3548in" style:use-optimal-column-width="false"/>
    </style:style>
    <style:style style:name="Table253" style:family="table">
      <style:table-properties style:width="7.302in" fo:margin-left="0.0902in" table:align="left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259" style:parent-style-name="Titolo2" style:family="paragraph">
      <style:paragraph-properties fo:margin-top="0in" fo:margin-bottom="0in"/>
    </style:style>
    <style:style style:name="TableCell26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61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26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6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66" style:parent-style-name="Titolo3" style:family="paragraph">
      <style:paragraph-properties fo:text-align="start" fo:margin-top="0in"/>
      <style:text-properties fo:color="#CC0000"/>
    </style:style>
    <style:style style:name="TableCell26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68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269" style:parent-style-name="Car.predefinitoparagrafo" style:family="text">
      <style:text-properties fo:background-color="#FFFFFF"/>
    </style:style>
    <style:style style:name="T270" style:parent-style-name="Car.predefinitoparagrafo" style:family="text">
      <style:text-properties fo:background-color="#FFFFFF"/>
    </style:style>
    <style:style style:name="TableCell271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272" style:parent-style-name="Standard" style:family="paragraph">
      <style:paragraph-properties fo:text-align="start"/>
    </style:style>
    <style:style style:name="P273" style:parent-style-name="Titolo1" style:family="paragraph">
      <style:paragraph-properties fo:margin-top="0in" fo:margin-bottom="0in"/>
    </style:style>
    <style:style style:name="P274" style:parent-style-name="Titolo1" style:family="paragraph">
      <style:paragraph-properties fo:margin-top="0in" fo:margin-bottom="0in"/>
    </style:style>
    <style:style style:name="TableColumn276" style:family="table-column">
      <style:table-column-properties style:column-width="0.7493in" style:use-optimal-column-width="false"/>
    </style:style>
    <style:style style:name="TableColumn277" style:family="table-column">
      <style:table-column-properties style:column-width="3.1979in" style:use-optimal-column-width="false"/>
    </style:style>
    <style:style style:name="TableColumn278" style:family="table-column">
      <style:table-column-properties style:column-width="3.3548in" style:use-optimal-column-width="false"/>
    </style:style>
    <style:style style:name="Table275" style:family="table">
      <style:table-properties style:width="7.302in" fo:margin-left="0.0902in" table:align="left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281" style:parent-style-name="Titolo2" style:family="paragraph">
      <style:paragraph-properties fo:margin-top="0in" fo:margin-bottom="0in"/>
    </style:style>
    <style:style style:name="TableCell28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8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28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85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none" fo:border-left="0.0138in solid #000000" fo:border-bottom="0.0069in solid #000000" fo:border-right="0.0138in solid #000000" style:writing-mode="lr-tb" fo:padding-top="0.0694in" fo:padding-left="0.0694in" fo:padding-bottom="0.0694in" fo:padding-right="0.0694in"/>
    </style:style>
    <style:style style:name="P288" style:parent-style-name="Titolo3" style:family="paragraph">
      <style:paragraph-properties fo:text-align="start" fo:margin-top="0in"/>
    </style:style>
    <style:style style:name="TableCell289" style:family="table-cell">
      <style:table-cell-properties fo:border-top="none" fo:border-left="none" fo:border-bottom="0.0069in solid #000000" fo:border-right="0.0138in solid #000000" style:writing-mode="lr-tb" fo:padding-top="0.0694in" fo:padding-left="0.0694in" fo:padding-bottom="0.0694in" fo:padding-right="0.0694in"/>
    </style:style>
    <style:style style:name="P290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291" style:family="table-cell">
      <style:table-cell-properties fo:border-top="none" fo:border-left="none" fo:border-bottom="0.0069in solid #000000" fo:border-right="0.0138in solid #000000" style:writing-mode="lr-tb" fo:padding-top="0.0694in" fo:padding-left="0.0694in" fo:padding-bottom="0.0694in" fo:padding-right="0.0694in"/>
    </style:style>
    <style:style style:name="P292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0.0069in solid #000000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95" style:parent-style-name="Titolo3" style:family="paragraph">
      <style:paragraph-properties fo:text-align="start" fo:margin-top="0in"/>
    </style:style>
    <style:style style:name="TableCell296" style:family="table-cell">
      <style:table-cell-properties fo:border-top="0.0069in solid #000000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97" style:parent-style-name="Standard" style:family="paragraph">
      <style:paragraph-properties fo:text-align="start" fo:margin-left="0.0694in">
        <style:tab-stops/>
      </style:paragraph-properties>
      <style:text-properties fo:font-style="italic" style:font-style-asian="italic" style:font-style-complex="italic" fo:background-color="#FFFFFF"/>
    </style:style>
    <style:style style:name="TableCell298" style:family="table-cell">
      <style:table-cell-properties fo:border-top="0.0069in solid #000000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99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P300" style:parent-style-name="Titolo1" style:family="paragraph">
      <style:paragraph-properties fo:margin-top="0in" fo:margin-bottom="0in"/>
      <style:text-properties fo:color="#CC0000"/>
    </style:style>
    <style:style style:name="P301" style:parent-style-name="Titolo1" style:family="paragraph">
      <style:paragraph-properties fo:margin-top="0in" fo:margin-bottom="0in"/>
    </style:style>
    <style:style style:name="T302" style:parent-style-name="Car.predefinitoparagrafo" style:family="text">
      <style:text-properties fo:color="#CC0000"/>
    </style:style>
    <style:style style:name="TableColumn304" style:family="table-column">
      <style:table-column-properties style:column-width="0.7493in" style:use-optimal-column-width="false"/>
    </style:style>
    <style:style style:name="TableColumn305" style:family="table-column">
      <style:table-column-properties style:column-width="3.1979in" style:use-optimal-column-width="false"/>
    </style:style>
    <style:style style:name="TableColumn306" style:family="table-column">
      <style:table-column-properties style:column-width="3.3548in" style:use-optimal-column-width="false"/>
    </style:style>
    <style:style style:name="Table303" style:family="table">
      <style:table-properties style:width="7.302in" fo:margin-left="0.0902in" table:align="left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309" style:parent-style-name="Titolo2" style:family="paragraph">
      <style:paragraph-properties fo:margin-top="0in" fo:margin-bottom="0in"/>
    </style:style>
    <style:style style:name="TableCell31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11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31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1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16" style:parent-style-name="Titolo3" style:family="paragraph">
      <style:paragraph-properties fo:text-align="start" fo:margin-top="0in"/>
      <style:text-properties fo:color="#CC0000"/>
    </style:style>
    <style:style style:name="TableCell31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18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319" style:parent-style-name="Car.predefinitoparagrafo" style:family="text">
      <style:text-properties fo:font-style="italic" style:font-style-asian="italic" style:font-style-complex="italic"/>
    </style:style>
    <style:style style:name="TableCell320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321" style:parent-style-name="Standard" style:family="paragraph">
      <style:paragraph-properties fo:text-align="start"/>
    </style:style>
    <style:style style:name="P322" style:parent-style-name="Titolo1" style:family="paragraph">
      <style:paragraph-properties fo:margin-top="0in" fo:margin-bottom="0in"/>
      <style:text-properties fo:color="#CC0000"/>
    </style:style>
    <style:style style:name="P323" style:parent-style-name="Titolo1" style:family="paragraph">
      <style:paragraph-properties fo:margin-top="0in" fo:margin-bottom="0in"/>
    </style:style>
    <style:style style:name="T324" style:parent-style-name="Car.predefinitoparagrafo" style:family="text">
      <style:text-properties fo:color="#CC0000"/>
    </style:style>
    <style:style style:name="TableColumn326" style:family="table-column">
      <style:table-column-properties style:column-width="0.7493in" style:use-optimal-column-width="false"/>
    </style:style>
    <style:style style:name="TableColumn327" style:family="table-column">
      <style:table-column-properties style:column-width="3.1979in" style:use-optimal-column-width="false"/>
    </style:style>
    <style:style style:name="TableColumn328" style:family="table-column">
      <style:table-column-properties style:column-width="3.3548in" style:use-optimal-column-width="false"/>
    </style:style>
    <style:style style:name="Table325" style:family="table">
      <style:table-properties style:width="7.302in" fo:margin-left="0.0902in" table:align="left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331" style:parent-style-name="Titolo2" style:family="paragraph">
      <style:paragraph-properties fo:margin-top="0in" fo:margin-bottom="0in"/>
    </style:style>
    <style:style style:name="TableCell33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3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33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35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38" style:parent-style-name="Titolo3" style:family="paragraph">
      <style:paragraph-properties fo:text-align="start" fo:margin-top="0in"/>
      <style:text-properties fo:color="#CC0000"/>
    </style:style>
    <style:style style:name="TableCell33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40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341" style:parent-style-name="Car.predefinitoparagrafo" style:family="text">
      <style:text-properties fo:font-style="italic" style:font-style-asian="italic" style:font-style-complex="italic" fo:background-color="#FFFFFF"/>
    </style:style>
    <style:style style:name="T342" style:parent-style-name="Car.predefinitoparagrafo" style:family="text">
      <style:text-properties fo:background-color="#FFFFFF"/>
    </style:style>
    <style:style style:name="T343" style:parent-style-name="Car.predefinitoparagrafo" style:family="text">
      <style:text-properties fo:background-color="#FFFFFF"/>
    </style:style>
    <style:style style:name="TableCell344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345" style:parent-style-name="Standard" style:family="paragraph">
      <style:paragraph-properties fo:text-align="start"/>
    </style:style>
    <style:style style:name="P346" style:parent-style-name="Titolo1" style:family="paragraph">
      <style:paragraph-properties fo:margin-top="0in" fo:margin-bottom="0in"/>
      <style:text-properties fo:color="#CC0000"/>
    </style:style>
    <style:style style:name="P347" style:parent-style-name="Titolo1" style:family="paragraph">
      <style:paragraph-properties fo:margin-top="0in" fo:margin-bottom="0in"/>
    </style:style>
    <style:style style:name="T348" style:parent-style-name="Car.predefinitoparagrafo" style:family="text">
      <style:text-properties fo:color="#CC0000"/>
    </style:style>
    <style:style style:name="TableColumn350" style:family="table-column">
      <style:table-column-properties style:column-width="0.7493in" style:use-optimal-column-width="false"/>
    </style:style>
    <style:style style:name="TableColumn351" style:family="table-column">
      <style:table-column-properties style:column-width="3.1979in" style:use-optimal-column-width="false"/>
    </style:style>
    <style:style style:name="TableColumn352" style:family="table-column">
      <style:table-column-properties style:column-width="3.3548in" style:use-optimal-column-width="false"/>
    </style:style>
    <style:style style:name="Table349" style:family="table">
      <style:table-properties style:width="7.302in" fo:margin-left="0.0902in" table:align="left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355" style:parent-style-name="Titolo2" style:family="paragraph">
      <style:paragraph-properties fo:margin-top="0in" fo:margin-bottom="0in"/>
    </style:style>
    <style:style style:name="TableCell35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5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35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5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62" style:parent-style-name="Titolo3" style:family="paragraph">
      <style:paragraph-properties fo:text-align="start" fo:margin-top="0in"/>
      <style:text-properties fo:color="#CC0000"/>
    </style:style>
    <style:style style:name="TableCell36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64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365" style:parent-style-name="Car.predefinitoparagrafo" style:family="text">
      <style:text-properties fo:font-style="italic" style:font-style-asian="italic" style:font-style-complex="italic" fo:background-color="#FFFFFF"/>
    </style:style>
    <style:style style:name="T366" style:parent-style-name="Car.predefinitoparagrafo" style:family="text">
      <style:text-properties fo:background-color="#FFFFFF"/>
    </style:style>
    <style:style style:name="TableCell367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368" style:parent-style-name="Standard" style:family="paragraph">
      <style:paragraph-properties fo:text-align="start"/>
    </style:style>
    <style:style style:name="P369" style:parent-style-name="Titolo1" style:family="paragraph">
      <style:paragraph-properties fo:margin-top="0in" fo:margin-bottom="0in"/>
    </style:style>
    <style:style style:name="P370" style:parent-style-name="Titolo1" style:family="paragraph">
      <style:paragraph-properties fo:margin-top="0in" fo:margin-bottom="0in"/>
    </style:style>
    <style:style style:name="P371" style:parent-style-name="Titolo1" style:family="paragraph">
      <style:paragraph-properties fo:margin-top="0in" fo:margin-bottom="0in"/>
    </style:style>
    <style:style style:name="P372" style:parent-style-name="Titolo1" style:family="paragraph">
      <style:paragraph-properties fo:margin-top="0in" fo:margin-bottom="0in"/>
    </style:style>
    <style:style style:name="P373" style:parent-style-name="Titolo1" style:family="paragraph">
      <style:paragraph-properties fo:margin-top="0in" fo:margin-bottom="0in"/>
    </style:style>
    <style:style style:name="TableColumn375" style:family="table-column">
      <style:table-column-properties style:column-width="0.7493in" style:use-optimal-column-width="false"/>
    </style:style>
    <style:style style:name="TableColumn376" style:family="table-column">
      <style:table-column-properties style:column-width="3.1979in" style:use-optimal-column-width="false"/>
    </style:style>
    <style:style style:name="TableColumn377" style:family="table-column">
      <style:table-column-properties style:column-width="3.3548in" style:use-optimal-column-width="false"/>
    </style:style>
    <style:style style:name="Table374" style:family="table">
      <style:table-properties style:width="7.302in" fo:margin-left="0.0902in" table:align="left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380" style:parent-style-name="Titolo2" style:family="paragraph">
      <style:paragraph-properties fo:margin-top="0in" fo:margin-bottom="0in"/>
    </style:style>
    <style:style style:name="TableCell38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82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38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84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-top="none" fo:border-left="0.0138in solid #000000" fo:border-bottom="0.0069in solid #000000" fo:border-right="0.0138in solid #000000" style:writing-mode="lr-tb" fo:padding-top="0.0694in" fo:padding-left="0.0694in" fo:padding-bottom="0.0694in" fo:padding-right="0.0694in"/>
    </style:style>
    <style:style style:name="P387" style:parent-style-name="Titolo3" style:family="paragraph">
      <style:paragraph-properties fo:text-align="start" fo:margin-top="0in"/>
    </style:style>
    <style:style style:name="TableCell388" style:family="table-cell">
      <style:table-cell-properties fo:border-top="none" fo:border-left="none" fo:border-bottom="0.0069in solid #000000" fo:border-right="0.0138in solid #000000" style:writing-mode="lr-tb" fo:padding-top="0.0694in" fo:padding-left="0.0694in" fo:padding-bottom="0.0694in" fo:padding-right="0.0694in"/>
    </style:style>
    <style:style style:name="P389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390" style:family="table-cell">
      <style:table-cell-properties fo:border-top="none" fo:border-left="none" fo:border-bottom="0.0069in solid #000000" fo:border-right="0.0138in solid #000000" style:writing-mode="lr-tb" fo:padding-top="0.0694in" fo:padding-left="0.0694in" fo:padding-bottom="0.0694in" fo:padding-right="0.0694in"/>
    </style:style>
    <style:style style:name="P391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P392" style:parent-style-name="Titolo1" style:family="paragraph">
      <style:paragraph-properties fo:margin-top="0in" fo:margin-bottom="0in"/>
    </style:style>
    <style:style style:name="P393" style:parent-style-name="Titolo1" style:family="paragraph">
      <style:paragraph-properties fo:margin-top="0in" fo:margin-bottom="0in"/>
    </style:style>
    <style:style style:name="T394" style:parent-style-name="Car.predefinitoparagrafo" style:family="text">
      <style:text-properties fo:color="#CC0000"/>
    </style:style>
    <style:style style:name="TableColumn396" style:family="table-column">
      <style:table-column-properties style:column-width="0.7493in" style:use-optimal-column-width="false"/>
    </style:style>
    <style:style style:name="TableColumn397" style:family="table-column">
      <style:table-column-properties style:column-width="3.1979in" style:use-optimal-column-width="false"/>
    </style:style>
    <style:style style:name="TableColumn398" style:family="table-column">
      <style:table-column-properties style:column-width="3.3548in" style:use-optimal-column-width="false"/>
    </style:style>
    <style:style style:name="Table395" style:family="table">
      <style:table-properties style:width="7.302in" fo:margin-left="0.0902in" table:align="left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401" style:parent-style-name="Titolo2" style:family="paragraph">
      <style:paragraph-properties fo:margin-top="0in" fo:margin-bottom="0in"/>
    </style:style>
    <style:style style:name="TableCell40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0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40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05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08" style:parent-style-name="Titolo3" style:family="paragraph">
      <style:paragraph-properties fo:text-align="start" fo:margin-top="0in"/>
      <style:text-properties fo:color="#CC0000"/>
    </style:style>
    <style:style style:name="TableCell40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10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411" style:parent-style-name="Car.predefinitoparagrafo" style:family="text">
      <style:text-properties fo:background-color="#FFFFFF"/>
    </style:style>
    <style:style style:name="TableCell412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413" style:parent-style-name="Standard" style:family="paragraph">
      <style:paragraph-properties fo:text-align="start"/>
    </style:style>
    <style:style style:name="T414" style:parent-style-name="Car.predefinitoparagrafo" style:family="text">
      <style:text-properties fo:font-weight="bold" style:font-weight-asian="bold" style:font-weight-complex="bold"/>
    </style:style>
    <style:style style:name="P415" style:parent-style-name="Titolo1" style:family="paragraph">
      <style:paragraph-properties fo:margin-top="0in" fo:margin-bottom="0in"/>
    </style:style>
    <style:style style:name="P416" style:parent-style-name="Titolo1" style:family="paragraph">
      <style:paragraph-properties fo:margin-top="0in" fo:margin-bottom="0in"/>
    </style:style>
    <style:style style:name="T417" style:parent-style-name="Car.predefinitoparagrafo" style:family="text">
      <style:text-properties fo:color="#CC0000"/>
    </style:style>
    <style:style style:name="TableColumn419" style:family="table-column">
      <style:table-column-properties style:column-width="0.7493in" style:use-optimal-column-width="false"/>
    </style:style>
    <style:style style:name="TableColumn420" style:family="table-column">
      <style:table-column-properties style:column-width="3.1979in" style:use-optimal-column-width="false"/>
    </style:style>
    <style:style style:name="TableColumn421" style:family="table-column">
      <style:table-column-properties style:column-width="3.3548in" style:use-optimal-column-width="false"/>
    </style:style>
    <style:style style:name="Table418" style:family="table">
      <style:table-properties style:width="7.302in" fo:margin-left="0.0902in" table:align="left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424" style:parent-style-name="Titolo2" style:family="paragraph">
      <style:paragraph-properties fo:margin-top="0in" fo:margin-bottom="0in"/>
    </style:style>
    <style:style style:name="TableCell42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26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42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2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31" style:parent-style-name="Titolo3" style:family="paragraph">
      <style:paragraph-properties fo:text-align="start" fo:margin-top="0in"/>
      <style:text-properties fo:color="#CC0000"/>
    </style:style>
    <style:style style:name="TableCell43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33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434" style:parent-style-name="Car.predefinitoparagrafo" style:family="text">
      <style:text-properties fo:background-color="#FFFFFF"/>
    </style:style>
    <style:style style:name="TableCell435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436" style:parent-style-name="Standard" style:family="paragraph">
      <style:paragraph-properties fo:text-align="start"/>
    </style:style>
    <style:style style:name="P437" style:parent-style-name="Titolo1" style:family="paragraph">
      <style:paragraph-properties fo:margin-top="0in" fo:margin-bottom="0in"/>
    </style:style>
    <style:style style:name="P438" style:parent-style-name="Titolo1" style:family="paragraph">
      <style:paragraph-properties fo:margin-top="0in" fo:margin-bottom="0in"/>
    </style:style>
    <style:style style:name="T439" style:parent-style-name="Car.predefinitoparagrafo" style:family="text">
      <style:text-properties fo:color="#CC0000"/>
    </style:style>
    <style:style style:name="TableColumn441" style:family="table-column">
      <style:table-column-properties style:column-width="0.7493in" style:use-optimal-column-width="false"/>
    </style:style>
    <style:style style:name="TableColumn442" style:family="table-column">
      <style:table-column-properties style:column-width="3.1979in" style:use-optimal-column-width="false"/>
    </style:style>
    <style:style style:name="TableColumn443" style:family="table-column">
      <style:table-column-properties style:column-width="3.3548in" style:use-optimal-column-width="false"/>
    </style:style>
    <style:style style:name="Table440" style:family="table">
      <style:table-properties style:width="7.302in" fo:margin-left="0.0902in" table:align="left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446" style:parent-style-name="Titolo2" style:family="paragraph">
      <style:paragraph-properties fo:margin-top="0in" fo:margin-bottom="0in"/>
    </style:style>
    <style:style style:name="TableCell44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4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44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5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53" style:parent-style-name="Titolo3" style:family="paragraph">
      <style:paragraph-properties fo:text-align="start" fo:margin-top="0in"/>
      <style:text-properties fo:color="#CC0000"/>
    </style:style>
    <style:style style:name="TableCell45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55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456" style:parent-style-name="Car.predefinitoparagrafo" style:family="text">
      <style:text-properties fo:font-style="italic" style:font-style-asian="italic" style:font-style-complex="italic" fo:background-color="#FFFFFF"/>
    </style:style>
    <style:style style:name="T457" style:parent-style-name="Car.predefinitoparagrafo" style:family="text">
      <style:text-properties fo:background-color="#FFFFFF"/>
    </style:style>
    <style:style style:name="TableCell458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459" style:parent-style-name="Standard" style:family="paragraph">
      <style:paragraph-properties fo:text-align="start"/>
    </style:style>
    <style:style style:name="P460" style:parent-style-name="Titolo1" style:family="paragraph">
      <style:paragraph-properties fo:margin-top="0in" fo:margin-bottom="0in"/>
    </style:style>
    <style:style style:name="P461" style:parent-style-name="Titolo1" style:family="paragraph">
      <style:paragraph-properties fo:margin-top="0in" fo:margin-bottom="0in"/>
    </style:style>
    <style:style style:name="T462" style:parent-style-name="Car.predefinitoparagrafo" style:family="text">
      <style:text-properties fo:color="#CC0000"/>
    </style:style>
    <style:style style:name="TableColumn464" style:family="table-column">
      <style:table-column-properties style:column-width="0.7493in" style:use-optimal-column-width="false"/>
    </style:style>
    <style:style style:name="TableColumn465" style:family="table-column">
      <style:table-column-properties style:column-width="3.1979in" style:use-optimal-column-width="false"/>
    </style:style>
    <style:style style:name="TableColumn466" style:family="table-column">
      <style:table-column-properties style:column-width="3.3548in" style:use-optimal-column-width="false"/>
    </style:style>
    <style:style style:name="Table463" style:family="table">
      <style:table-properties style:width="7.302in" fo:margin-left="0.0902in" table:align="left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469" style:parent-style-name="Titolo2" style:family="paragraph">
      <style:paragraph-properties fo:margin-top="0in" fo:margin-bottom="0in"/>
    </style:style>
    <style:style style:name="TableCell47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71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47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7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76" style:parent-style-name="Titolo3" style:family="paragraph">
      <style:paragraph-properties fo:text-align="start" fo:margin-top="0in"/>
      <style:text-properties fo:color="#CC0000"/>
    </style:style>
    <style:style style:name="TableCell47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78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479" style:parent-style-name="Car.predefinitoparagrafo" style:family="text">
      <style:text-properties fo:font-style="italic" style:font-style-asian="italic" style:font-style-complex="italic" fo:background-color="#FFFFFF"/>
    </style:style>
    <style:style style:name="T480" style:parent-style-name="Car.predefinitoparagrafo" style:family="text">
      <style:text-properties fo:background-color="#FFFFFF"/>
    </style:style>
    <style:style style:name="TableCell481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482" style:parent-style-name="Standard" style:family="paragraph">
      <style:paragraph-properties fo:text-align="start"/>
    </style:style>
    <style:style style:name="P483" style:parent-style-name="Titolo1" style:family="paragraph">
      <style:paragraph-properties fo:margin-top="0in" fo:margin-bottom="0in"/>
    </style:style>
    <style:style style:name="T484" style:parent-style-name="Car.predefinitoparagrafo" style:family="text">
      <style:text-properties fo:color="#CC0000"/>
    </style:style>
    <style:style style:name="TableColumn486" style:family="table-column">
      <style:table-column-properties style:column-width="0.7493in" style:use-optimal-column-width="false"/>
    </style:style>
    <style:style style:name="TableColumn487" style:family="table-column">
      <style:table-column-properties style:column-width="3.1979in" style:use-optimal-column-width="false"/>
    </style:style>
    <style:style style:name="TableColumn488" style:family="table-column">
      <style:table-column-properties style:column-width="3.3548in" style:use-optimal-column-width="false"/>
    </style:style>
    <style:style style:name="Table485" style:family="table">
      <style:table-properties style:width="7.302in" fo:margin-left="0.0902in" table:align="left"/>
    </style:style>
    <style:style style:name="TableRow489" style:family="table-row">
      <style:table-row-properties style:use-optimal-row-height="false"/>
    </style:style>
    <style:style style:name="TableCell490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491" style:parent-style-name="Titolo2" style:family="paragraph">
      <style:paragraph-properties fo:margin-top="0in" fo:margin-bottom="0in"/>
    </style:style>
    <style:style style:name="TableCell49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9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49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95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496" style:family="table-row">
      <style:table-row-properties style:use-optimal-row-height="false"/>
    </style:style>
    <style:style style:name="TableCell49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98" style:parent-style-name="Titolo3" style:family="paragraph">
      <style:paragraph-properties fo:text-align="start" fo:margin-top="0in"/>
      <style:text-properties fo:color="#CC0000"/>
    </style:style>
    <style:style style:name="TableCell49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00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501" style:parent-style-name="Car.predefinitoparagrafo" style:family="text">
      <style:text-properties fo:font-style="italic" style:font-style-asian="italic" style:font-style-complex="italic" fo:background-color="#FFFFFF"/>
    </style:style>
    <style:style style:name="T502" style:parent-style-name="Car.predefinitoparagrafo" style:family="text">
      <style:text-properties fo:background-color="#FFFFFF"/>
    </style:style>
    <style:style style:name="TableCell503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504" style:parent-style-name="Standard" style:family="paragraph">
      <style:paragraph-properties fo:text-align="start"/>
    </style:style>
    <style:style style:name="P505" style:parent-style-name="Titolo1" style:family="paragraph">
      <style:paragraph-properties fo:margin-top="0in" fo:margin-bottom="0in"/>
    </style:style>
    <style:style style:name="T506" style:parent-style-name="Car.predefinitoparagrafo" style:family="text">
      <style:text-properties fo:color="#CC0000"/>
    </style:style>
    <style:style style:name="TableColumn508" style:family="table-column">
      <style:table-column-properties style:column-width="0.7493in" style:use-optimal-column-width="false"/>
    </style:style>
    <style:style style:name="TableColumn509" style:family="table-column">
      <style:table-column-properties style:column-width="3.1979in" style:use-optimal-column-width="false"/>
    </style:style>
    <style:style style:name="TableColumn510" style:family="table-column">
      <style:table-column-properties style:column-width="3.3548in" style:use-optimal-column-width="false"/>
    </style:style>
    <style:style style:name="Table507" style:family="table">
      <style:table-properties style:width="7.302in" fo:margin-left="0.0902in" table:align="left"/>
    </style:style>
    <style:style style:name="TableRow511" style:family="table-row">
      <style:table-row-properties style:use-optimal-row-height="false"/>
    </style:style>
    <style:style style:name="TableCell512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513" style:parent-style-name="Titolo2" style:family="paragraph">
      <style:paragraph-properties fo:margin-top="0in" fo:margin-bottom="0in"/>
    </style:style>
    <style:style style:name="TableCell51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15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51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1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518" style:family="table-row">
      <style:table-row-properties style:use-optimal-row-height="false"/>
    </style:style>
    <style:style style:name="TableCell51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20" style:parent-style-name="Titolo3" style:family="paragraph">
      <style:paragraph-properties fo:text-align="start" fo:margin-top="0in"/>
      <style:text-properties fo:color="#CC0000"/>
    </style:style>
    <style:style style:name="TableCell52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22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523" style:parent-style-name="Car.predefinitoparagrafo" style:family="text">
      <style:text-properties fo:font-style="italic" style:font-style-asian="italic" style:font-style-complex="italic" fo:background-color="#FFFFFF"/>
    </style:style>
    <style:style style:name="T524" style:parent-style-name="Car.predefinitoparagrafo" style:family="text">
      <style:text-properties fo:background-color="#FFFFFF"/>
    </style:style>
    <style:style style:name="TableCell525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526" style:parent-style-name="Standard" style:family="paragraph">
      <style:paragraph-properties fo:text-align="start"/>
    </style:style>
    <style:style style:name="P527" style:parent-style-name="Titolo1" style:family="paragraph">
      <style:paragraph-properties fo:margin-top="0in" fo:margin-bottom="0in"/>
    </style:style>
    <style:style style:name="P528" style:parent-style-name="Titolo1" style:family="paragraph">
      <style:paragraph-properties fo:margin-top="0in" fo:margin-bottom="0in"/>
    </style:style>
    <style:style style:name="TableColumn530" style:family="table-column">
      <style:table-column-properties style:column-width="0.7493in" style:use-optimal-column-width="false"/>
    </style:style>
    <style:style style:name="TableColumn531" style:family="table-column">
      <style:table-column-properties style:column-width="3.1979in" style:use-optimal-column-width="false"/>
    </style:style>
    <style:style style:name="TableColumn532" style:family="table-column">
      <style:table-column-properties style:column-width="3.3548in" style:use-optimal-column-width="false"/>
    </style:style>
    <style:style style:name="Table529" style:family="table">
      <style:table-properties style:width="7.302in" fo:margin-left="0.0902in" table:align="left"/>
    </style:style>
    <style:style style:name="TableRow533" style:family="table-row">
      <style:table-row-properties style:use-optimal-row-height="false"/>
    </style:style>
    <style:style style:name="TableCell534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535" style:parent-style-name="Titolo2" style:family="paragraph">
      <style:paragraph-properties fo:margin-top="0in" fo:margin-bottom="0in"/>
    </style:style>
    <style:style style:name="TableCell53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3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53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3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540" style:family="table-row">
      <style:table-row-properties style:use-optimal-row-height="false"/>
    </style:style>
    <style:style style:name="TableCell54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42" style:parent-style-name="Titolo3" style:family="paragraph">
      <style:paragraph-properties fo:text-align="start" fo:margin-top="0in"/>
    </style:style>
    <style:style style:name="TableCell54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44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54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46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P547" style:parent-style-name="Titolo1" style:family="paragraph">
      <style:paragraph-properties fo:margin-top="0in" fo:margin-bottom="0in"/>
    </style:style>
    <style:style style:name="P548" style:parent-style-name="Titolo1" style:family="paragraph">
      <style:paragraph-properties fo:margin-top="0in" fo:margin-bottom="0in"/>
      <style:text-properties fo:color="#CC0000"/>
    </style:style>
    <style:style style:name="TableColumn550" style:family="table-column">
      <style:table-column-properties style:column-width="0.7493in" style:use-optimal-column-width="false"/>
    </style:style>
    <style:style style:name="TableColumn551" style:family="table-column">
      <style:table-column-properties style:column-width="3.1979in" style:use-optimal-column-width="false"/>
    </style:style>
    <style:style style:name="TableColumn552" style:family="table-column">
      <style:table-column-properties style:column-width="3.3548in" style:use-optimal-column-width="false"/>
    </style:style>
    <style:style style:name="Table549" style:family="table">
      <style:table-properties style:width="7.302in" fo:margin-left="0.0902in" table:align="left"/>
    </style:style>
    <style:style style:name="TableRow553" style:family="table-row">
      <style:table-row-properties style:use-optimal-row-height="false"/>
    </style:style>
    <style:style style:name="TableCell554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555" style:parent-style-name="Titolo2" style:family="paragraph">
      <style:paragraph-properties fo:margin-top="0in" fo:margin-bottom="0in"/>
    </style:style>
    <style:style style:name="TableCell55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5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55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5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560" style:family="table-row">
      <style:table-row-properties style:use-optimal-row-height="false"/>
    </style:style>
    <style:style style:name="TableCell56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62" style:parent-style-name="Titolo3" style:family="paragraph">
      <style:paragraph-properties fo:text-align="start" fo:margin-top="0in"/>
      <style:text-properties fo:color="#CC0000"/>
    </style:style>
    <style:style style:name="TableCell56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64" style:parent-style-name="Standard" style:family="paragraph">
      <style:paragraph-properties fo:text-align="start" fo:line-height="100%" fo:margin-left="0.0694in">
        <style:tab-stops/>
      </style:paragraph-properties>
      <style:text-properties fo:background-color="#FFFFFF"/>
    </style:style>
    <style:style style:name="TableCell565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566" style:parent-style-name="Standard" style:family="paragraph">
      <style:paragraph-properties fo:text-align="start"/>
    </style:style>
    <style:style style:name="P567" style:parent-style-name="Titolo1" style:family="paragraph">
      <style:paragraph-properties fo:margin-top="0in" fo:margin-bottom="0in"/>
      <style:text-properties fo:color="#CC0000"/>
    </style:style>
    <style:style style:name="TableColumn569" style:family="table-column">
      <style:table-column-properties style:column-width="0.7493in" style:use-optimal-column-width="false"/>
    </style:style>
    <style:style style:name="TableColumn570" style:family="table-column">
      <style:table-column-properties style:column-width="3.1979in" style:use-optimal-column-width="false"/>
    </style:style>
    <style:style style:name="TableColumn571" style:family="table-column">
      <style:table-column-properties style:column-width="3.3548in" style:use-optimal-column-width="false"/>
    </style:style>
    <style:style style:name="Table568" style:family="table">
      <style:table-properties style:width="7.302in" fo:margin-left="0.0902in" table:align="left"/>
    </style:style>
    <style:style style:name="TableRow572" style:family="table-row">
      <style:table-row-properties style:use-optimal-row-height="false"/>
    </style:style>
    <style:style style:name="TableCell573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574" style:parent-style-name="Titolo2" style:family="paragraph">
      <style:paragraph-properties fo:margin-top="0in" fo:margin-bottom="0in"/>
    </style:style>
    <style:style style:name="TableCell57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76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57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7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579" style:family="table-row">
      <style:table-row-properties style:use-optimal-row-height="false"/>
    </style:style>
    <style:style style:name="TableCell58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81" style:parent-style-name="Titolo3" style:family="paragraph">
      <style:paragraph-properties fo:text-align="start" fo:margin-top="0in"/>
      <style:text-properties fo:color="#CC0000"/>
    </style:style>
    <style:style style:name="TableCell58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83" style:parent-style-name="Standard" style:family="paragraph">
      <style:paragraph-properties fo:text-align="start" fo:line-height="100%" fo:margin-left="0.0694in">
        <style:tab-stops/>
      </style:paragraph-properties>
      <style:text-properties fo:background-color="#FFFFFF"/>
    </style:style>
    <style:style style:name="TableCell584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585" style:parent-style-name="Standard" style:family="paragraph">
      <style:paragraph-properties fo:text-align="start"/>
    </style:style>
    <style:style style:name="P586" style:parent-style-name="Titolo1" style:family="paragraph">
      <style:paragraph-properties fo:margin-top="0in" fo:margin-bottom="0in"/>
    </style:style>
    <style:style style:name="P587" style:parent-style-name="Titolo1" style:family="paragraph">
      <style:paragraph-properties fo:margin-top="0in" fo:margin-bottom="0in"/>
    </style:style>
    <style:style style:name="TableColumn589" style:family="table-column">
      <style:table-column-properties style:column-width="0.7493in" style:use-optimal-column-width="false"/>
    </style:style>
    <style:style style:name="TableColumn590" style:family="table-column">
      <style:table-column-properties style:column-width="3.1979in" style:use-optimal-column-width="false"/>
    </style:style>
    <style:style style:name="TableColumn591" style:family="table-column">
      <style:table-column-properties style:column-width="3.3548in" style:use-optimal-column-width="false"/>
    </style:style>
    <style:style style:name="Table588" style:family="table">
      <style:table-properties style:width="7.302in" fo:margin-left="0.0902in" table:align="left"/>
    </style:style>
    <style:style style:name="TableRow592" style:family="table-row">
      <style:table-row-properties style:use-optimal-row-height="false"/>
    </style:style>
    <style:style style:name="TableCell593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594" style:parent-style-name="Titolo2" style:family="paragraph">
      <style:paragraph-properties fo:margin-top="0in" fo:margin-bottom="0in"/>
    </style:style>
    <style:style style:name="TableCell59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96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59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9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599" style:family="table-row">
      <style:table-row-properties style:use-optimal-row-height="false"/>
    </style:style>
    <style:style style:name="TableCell60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01" style:parent-style-name="Titolo3" style:family="paragraph">
      <style:paragraph-properties fo:text-align="start" fo:margin-top="0in"/>
    </style:style>
    <style:style style:name="TableCell60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03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60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05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P606" style:parent-style-name="Titolo1" style:family="paragraph">
      <style:paragraph-properties fo:margin-top="0in" fo:margin-bottom="0in"/>
    </style:style>
    <style:style style:name="P607" style:parent-style-name="Titolo1" style:family="paragraph">
      <style:paragraph-properties fo:margin-top="0in" fo:margin-bottom="0in"/>
      <style:text-properties fo:color="#CC0000"/>
    </style:style>
    <style:style style:name="P608" style:parent-style-name="Titolo1" style:family="paragraph">
      <style:paragraph-properties fo:margin-top="0in" fo:margin-bottom="0in"/>
      <style:text-properties fo:color="#CC0000"/>
    </style:style>
    <style:style style:name="TableColumn610" style:family="table-column">
      <style:table-column-properties style:column-width="0.7493in" style:use-optimal-column-width="false"/>
    </style:style>
    <style:style style:name="TableColumn611" style:family="table-column">
      <style:table-column-properties style:column-width="3.1979in" style:use-optimal-column-width="false"/>
    </style:style>
    <style:style style:name="TableColumn612" style:family="table-column">
      <style:table-column-properties style:column-width="3.3548in" style:use-optimal-column-width="false"/>
    </style:style>
    <style:style style:name="Table609" style:family="table">
      <style:table-properties style:width="7.302in" fo:margin-left="0.0902in" table:align="left"/>
    </style:style>
    <style:style style:name="TableRow613" style:family="table-row">
      <style:table-row-properties style:use-optimal-row-height="false"/>
    </style:style>
    <style:style style:name="TableCell614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615" style:parent-style-name="Titolo2" style:family="paragraph">
      <style:paragraph-properties fo:margin-top="0in" fo:margin-bottom="0in"/>
    </style:style>
    <style:style style:name="TableCell61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1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61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1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620" style:family="table-row">
      <style:table-row-properties style:use-optimal-row-height="false"/>
    </style:style>
    <style:style style:name="TableCell62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22" style:parent-style-name="Titolo3" style:family="paragraph">
      <style:paragraph-properties fo:text-align="start" fo:margin-top="0in"/>
      <style:text-properties fo:color="#CC0000"/>
    </style:style>
    <style:style style:name="TableCell62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24" style:parent-style-name="Standard" style:family="paragraph">
      <style:paragraph-properties fo:text-align="start" fo:line-height="100%" fo:margin-left="0.0694in">
        <style:tab-stops/>
      </style:paragraph-properties>
      <style:text-properties fo:background-color="#FFFFFF"/>
    </style:style>
    <style:style style:name="TableCell625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626" style:parent-style-name="Standard" style:family="paragraph">
      <style:paragraph-properties fo:text-align="start"/>
    </style:style>
    <style:style style:name="P627" style:parent-style-name="Titolo1" style:family="paragraph">
      <style:paragraph-properties fo:margin-top="0in" fo:margin-bottom="0in"/>
      <style:text-properties fo:color="#CC0000"/>
    </style:style>
    <style:style style:name="P628" style:parent-style-name="Titolo1" style:family="paragraph">
      <style:paragraph-properties fo:margin-top="0in" fo:margin-bottom="0in"/>
      <style:text-properties fo:color="#CC0000"/>
    </style:style>
    <style:style style:name="TableColumn630" style:family="table-column">
      <style:table-column-properties style:column-width="0.7493in" style:use-optimal-column-width="false"/>
    </style:style>
    <style:style style:name="TableColumn631" style:family="table-column">
      <style:table-column-properties style:column-width="3.1979in" style:use-optimal-column-width="false"/>
    </style:style>
    <style:style style:name="TableColumn632" style:family="table-column">
      <style:table-column-properties style:column-width="3.3548in" style:use-optimal-column-width="false"/>
    </style:style>
    <style:style style:name="Table629" style:family="table">
      <style:table-properties style:width="7.302in" fo:margin-left="0.0902in" table:align="left"/>
    </style:style>
    <style:style style:name="TableRow633" style:family="table-row">
      <style:table-row-properties style:use-optimal-row-height="false"/>
    </style:style>
    <style:style style:name="TableCell634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635" style:parent-style-name="Titolo2" style:family="paragraph">
      <style:paragraph-properties fo:margin-top="0in" fo:margin-bottom="0in"/>
    </style:style>
    <style:style style:name="TableCell63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3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63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3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640" style:family="table-row">
      <style:table-row-properties style:use-optimal-row-height="false"/>
    </style:style>
    <style:style style:name="TableCell64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42" style:parent-style-name="Titolo3" style:family="paragraph">
      <style:paragraph-properties fo:text-align="start" fo:margin-top="0in"/>
      <style:text-properties fo:color="#CC0000"/>
    </style:style>
    <style:style style:name="TableCell64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44" style:parent-style-name="Standard" style:family="paragraph">
      <style:paragraph-properties fo:text-align="start" fo:line-height="100%" fo:margin-left="0.0694in">
        <style:tab-stops/>
      </style:paragraph-properties>
      <style:text-properties fo:background-color="#FFFFFF"/>
    </style:style>
    <style:style style:name="TableCell645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646" style:parent-style-name="Standard" style:family="paragraph">
      <style:paragraph-properties fo:text-align="start"/>
    </style:style>
    <style:style style:name="P647" style:parent-style-name="Titolo1" style:family="paragraph">
      <style:paragraph-properties fo:margin-top="0in" fo:margin-bottom="0in"/>
      <style:text-properties fo:color="#CC0000"/>
    </style:style>
    <style:style style:name="P648" style:parent-style-name="Titolo1" style:family="paragraph">
      <style:paragraph-properties fo:margin-top="0in" fo:margin-bottom="0in"/>
      <style:text-properties fo:color="#CC0000"/>
    </style:style>
    <style:style style:name="TableColumn650" style:family="table-column">
      <style:table-column-properties style:column-width="0.7493in" style:use-optimal-column-width="false"/>
    </style:style>
    <style:style style:name="TableColumn651" style:family="table-column">
      <style:table-column-properties style:column-width="3.1979in" style:use-optimal-column-width="false"/>
    </style:style>
    <style:style style:name="TableColumn652" style:family="table-column">
      <style:table-column-properties style:column-width="3.3548in" style:use-optimal-column-width="false"/>
    </style:style>
    <style:style style:name="Table649" style:family="table">
      <style:table-properties style:width="7.302in" fo:margin-left="0.0902in" table:align="left"/>
    </style:style>
    <style:style style:name="TableRow653" style:family="table-row">
      <style:table-row-properties style:use-optimal-row-height="false"/>
    </style:style>
    <style:style style:name="TableCell654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655" style:parent-style-name="Titolo2" style:family="paragraph">
      <style:paragraph-properties fo:margin-top="0in" fo:margin-bottom="0in"/>
    </style:style>
    <style:style style:name="TableCell65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5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65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5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660" style:family="table-row">
      <style:table-row-properties style:use-optimal-row-height="false"/>
    </style:style>
    <style:style style:name="TableCell66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62" style:parent-style-name="Titolo3" style:family="paragraph">
      <style:paragraph-properties fo:text-align="start" fo:margin-top="0in"/>
      <style:text-properties fo:color="#CC0000"/>
    </style:style>
    <style:style style:name="TableCell66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64" style:parent-style-name="Standard" style:family="paragraph">
      <style:paragraph-properties fo:text-align="start" fo:line-height="100%" fo:margin-left="0.0694in">
        <style:tab-stops/>
      </style:paragraph-properties>
      <style:text-properties fo:background-color="#FFFFFF"/>
    </style:style>
    <style:style style:name="TableCell665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666" style:parent-style-name="Standard" style:family="paragraph">
      <style:paragraph-properties fo:text-align="start"/>
    </style:style>
    <style:style style:name="P667" style:parent-style-name="Titolo1" style:family="paragraph">
      <style:paragraph-properties fo:margin-top="0in" fo:margin-bottom="0in"/>
    </style:style>
    <style:style style:name="P668" style:parent-style-name="Titolo1" style:family="paragraph">
      <style:paragraph-properties fo:margin-top="0in" fo:margin-bottom="0in"/>
    </style:style>
    <style:style style:name="TableColumn670" style:family="table-column">
      <style:table-column-properties style:column-width="0.7493in" style:use-optimal-column-width="false"/>
    </style:style>
    <style:style style:name="TableColumn671" style:family="table-column">
      <style:table-column-properties style:column-width="3.1979in" style:use-optimal-column-width="false"/>
    </style:style>
    <style:style style:name="TableColumn672" style:family="table-column">
      <style:table-column-properties style:column-width="3.3548in" style:use-optimal-column-width="false"/>
    </style:style>
    <style:style style:name="Table669" style:family="table">
      <style:table-properties style:width="7.302in" fo:margin-left="0.0902in" table:align="left"/>
    </style:style>
    <style:style style:name="TableRow673" style:family="table-row">
      <style:table-row-properties style:use-optimal-row-height="false"/>
    </style:style>
    <style:style style:name="TableCell674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675" style:parent-style-name="Titolo2" style:family="paragraph">
      <style:paragraph-properties fo:margin-top="0in" fo:margin-bottom="0in"/>
    </style:style>
    <style:style style:name="TableCell67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7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67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7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680" style:family="table-row">
      <style:table-row-properties style:use-optimal-row-height="false"/>
    </style:style>
    <style:style style:name="TableCell68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82" style:parent-style-name="Titolo3" style:family="paragraph">
      <style:paragraph-properties fo:text-align="start" fo:margin-top="0in"/>
    </style:style>
    <style:style style:name="TableCell68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84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68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86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P687" style:parent-style-name="Titolo1" style:family="paragraph">
      <style:paragraph-properties fo:margin-top="0in" fo:margin-bottom="0in"/>
    </style:style>
    <style:style style:name="P688" style:parent-style-name="Titolo1" style:family="paragraph">
      <style:paragraph-properties fo:margin-top="0in" fo:margin-bottom="0in"/>
    </style:style>
    <style:style style:name="P689" style:parent-style-name="Titolo1" style:family="paragraph">
      <style:paragraph-properties fo:margin-top="0in" fo:margin-bottom="0in"/>
    </style:style>
    <style:style style:name="P690" style:parent-style-name="Titolo1" style:family="paragraph">
      <style:paragraph-properties fo:margin-top="0in" fo:margin-bottom="0in"/>
    </style:style>
    <style:style style:name="P691" style:parent-style-name="Titolo1" style:family="paragraph">
      <style:paragraph-properties fo:margin-top="0in" fo:margin-bottom="0in"/>
    </style:style>
    <style:style style:name="TableColumn693" style:family="table-column">
      <style:table-column-properties style:column-width="0.7493in" style:use-optimal-column-width="false"/>
    </style:style>
    <style:style style:name="TableColumn694" style:family="table-column">
      <style:table-column-properties style:column-width="3.1979in" style:use-optimal-column-width="false"/>
    </style:style>
    <style:style style:name="TableColumn695" style:family="table-column">
      <style:table-column-properties style:column-width="3.3548in" style:use-optimal-column-width="false"/>
    </style:style>
    <style:style style:name="Table692" style:family="table">
      <style:table-properties style:width="7.302in" fo:margin-left="0.0902in" table:align="left"/>
    </style:style>
    <style:style style:name="TableRow696" style:family="table-row">
      <style:table-row-properties style:use-optimal-row-height="false"/>
    </style:style>
    <style:style style:name="TableCell697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698" style:parent-style-name="Titolo2" style:family="paragraph">
      <style:paragraph-properties fo:margin-top="0in" fo:margin-bottom="0in"/>
    </style:style>
    <style:style style:name="TableCell69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0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70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02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703" style:family="table-row">
      <style:table-row-properties style:use-optimal-row-height="false"/>
    </style:style>
    <style:style style:name="TableCell70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05" style:parent-style-name="Titolo3" style:family="paragraph">
      <style:paragraph-properties fo:text-align="start" fo:margin-top="0in"/>
    </style:style>
    <style:style style:name="TableCell70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07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70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09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P710" style:parent-style-name="Titolo1" style:family="paragraph">
      <style:paragraph-properties fo:margin-top="0in" fo:margin-bottom="0in"/>
    </style:style>
    <style:style style:name="TableColumn712" style:family="table-column">
      <style:table-column-properties style:column-width="0.7493in" style:use-optimal-column-width="false"/>
    </style:style>
    <style:style style:name="TableColumn713" style:family="table-column">
      <style:table-column-properties style:column-width="3.1979in" style:use-optimal-column-width="false"/>
    </style:style>
    <style:style style:name="TableColumn714" style:family="table-column">
      <style:table-column-properties style:column-width="3.3548in" style:use-optimal-column-width="false"/>
    </style:style>
    <style:style style:name="Table711" style:family="table">
      <style:table-properties style:width="7.302in" fo:margin-left="0.0902in" table:align="left"/>
    </style:style>
    <style:style style:name="TableRow715" style:family="table-row">
      <style:table-row-properties style:use-optimal-row-height="false"/>
    </style:style>
    <style:style style:name="TableCell716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717" style:parent-style-name="Titolo2" style:family="paragraph">
      <style:paragraph-properties fo:margin-top="0in" fo:margin-bottom="0in"/>
    </style:style>
    <style:style style:name="TableCell71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1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72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21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722" style:family="table-row">
      <style:table-row-properties style:use-optimal-row-height="false"/>
    </style:style>
    <style:style style:name="TableCell72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24" style:parent-style-name="Titolo3" style:family="paragraph">
      <style:paragraph-properties fo:text-align="start" fo:margin-top="0in"/>
    </style:style>
    <style:style style:name="TableCell72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26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72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28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P729" style:parent-style-name="Titolo1" style:family="paragraph">
      <style:paragraph-properties fo:margin-top="0in" fo:margin-bottom="0in"/>
    </style:style>
    <style:style style:name="TableColumn731" style:family="table-column">
      <style:table-column-properties style:column-width="0.7493in" style:use-optimal-column-width="false"/>
    </style:style>
    <style:style style:name="TableColumn732" style:family="table-column">
      <style:table-column-properties style:column-width="3.1979in" style:use-optimal-column-width="false"/>
    </style:style>
    <style:style style:name="TableColumn733" style:family="table-column">
      <style:table-column-properties style:column-width="3.3548in" style:use-optimal-column-width="false"/>
    </style:style>
    <style:style style:name="Table730" style:family="table">
      <style:table-properties style:width="7.302in" fo:margin-left="0.0902in" table:align="left"/>
    </style:style>
    <style:style style:name="TableRow734" style:family="table-row">
      <style:table-row-properties style:use-optimal-row-height="false"/>
    </style:style>
    <style:style style:name="TableCell735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736" style:parent-style-name="Titolo2" style:family="paragraph">
      <style:paragraph-properties fo:margin-top="0in" fo:margin-bottom="0in"/>
    </style:style>
    <style:style style:name="TableCell73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3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73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4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741" style:family="table-row">
      <style:table-row-properties style:use-optimal-row-height="false"/>
    </style:style>
    <style:style style:name="TableCell74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43" style:parent-style-name="Titolo3" style:family="paragraph">
      <style:paragraph-properties fo:text-align="start" fo:margin-top="0in"/>
    </style:style>
    <style:style style:name="TableCell74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45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74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47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P748" style:parent-style-name="Titolo1" style:family="paragraph">
      <style:paragraph-properties fo:margin-top="0in" fo:margin-bottom="0in"/>
    </style:style>
    <style:style style:name="TableColumn750" style:family="table-column">
      <style:table-column-properties style:column-width="0.7493in" style:use-optimal-column-width="false"/>
    </style:style>
    <style:style style:name="TableColumn751" style:family="table-column">
      <style:table-column-properties style:column-width="3.1979in" style:use-optimal-column-width="false"/>
    </style:style>
    <style:style style:name="TableColumn752" style:family="table-column">
      <style:table-column-properties style:column-width="3.3548in" style:use-optimal-column-width="false"/>
    </style:style>
    <style:style style:name="Table749" style:family="table">
      <style:table-properties style:width="7.302in" fo:margin-left="0.0902in" table:align="left"/>
    </style:style>
    <style:style style:name="TableRow753" style:family="table-row">
      <style:table-row-properties style:use-optimal-row-height="false"/>
    </style:style>
    <style:style style:name="TableCell754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755" style:parent-style-name="Titolo2" style:family="paragraph">
      <style:paragraph-properties fo:margin-top="0in" fo:margin-bottom="0in"/>
    </style:style>
    <style:style style:name="TableCell75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5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75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5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760" style:family="table-row">
      <style:table-row-properties style:use-optimal-row-height="false"/>
    </style:style>
    <style:style style:name="TableCell76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62" style:parent-style-name="Titolo3" style:family="paragraph">
      <style:paragraph-properties fo:text-align="start" fo:margin-top="0in"/>
    </style:style>
    <style:style style:name="TableCell76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64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76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66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P767" style:parent-style-name="Titolo1" style:family="paragraph">
      <style:paragraph-properties fo:margin-top="0in" fo:margin-bottom="0in"/>
    </style:style>
    <style:style style:name="P768" style:parent-style-name="Titolo1" style:family="paragraph">
      <style:paragraph-properties fo:margin-top="0in" fo:margin-bottom="0in"/>
    </style:style>
    <style:style style:name="P769" style:parent-style-name="Standard" style:family="paragraph">
      <style:paragraph-properties fo:line-height="100%"/>
    </style:style>
    <style:style style:name="P770" style:parent-style-name="Standard" style:family="paragraph">
      <style:paragraph-properties fo:line-height="100%"/>
    </style:style>
    <style:style style:name="P771" style:parent-style-name="Standard" style:family="paragraph">
      <style:paragraph-properties fo:line-height="100%"/>
    </style:style>
    <style:style style:name="P772" style:parent-style-name="Standard" style:family="paragraph">
      <style:paragraph-properties fo:line-height="100%"/>
    </style:style>
  </office:automatic-styles>
  <office:body>
    <office:text text:use-soft-page-breaks="true">
      <text:p text:style-name="P1">Gestire i turni</text:p>
      <text:h text:style-name="Titolo1" text:outline-level="1"><text:bookmark-start text:name="_jbob8updeyb"/><text:bookmark-end text:name="_jbob8updeyb"/>Informazioni generali</text:h>
      <text:p text:style-name="Standard"><text:span text:style-name="T2">Nome caso d’uso</text:span>: Gestire i turni</text:p>
      <text:p text:style-name="Standard"><text:span text:style-name="T3">Portata:<text:s/></text:span>Sistema</text:p>
      <text:p text:style-name="Standard"><text:span text:style-name="T4">Livello:<text:s/></text:span>Obiettivo utente</text:p>
      <text:p text:style-name="Standard"><text:span text:style-name="T5">Attore primario:<text:s/></text:span>Organizzatore</text:p>
      <text:p text:style-name="Standard"><text:span text:style-name="T6">Parti Interessate:<text:s/></text:span>Cuoco, Personale di servizio</text:p>
      <text:p text:style-name="Standard"><text:span text:style-name="T7">Pre-condizioni:<text:s/></text:span>L’autore deve essere<text:s/>autenticato come Organizzatore</text:p>
      <text:p text:style-name="Standard"><text:span text:style-name="T8">Garanzie di successo o post-condizioni:<text:s/></text:span>sono stati aggiunti uno o più turni al calendario; eventualmente sono stati modificati o eliminati dei turni; eventualmente sono stati creati dei raggruppamenti di turni</text:p>
      <text:h text:style-name="Titolo1" text:outline-level="1"><text:bookmark-start text:name="_ktoaw1c37hxq"/><text:bookmark-end text:name="_ktoaw1c37hxq"/><text:soft-page-break/>Scenario principale di successo</text:h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h text:style-name="P15" text:outline-level="2"><text:bookmark-start text:name="_p0004dld5iri"/><text:bookmark-end text:name="_p0004dld5iri"/>#</text:h>
          </table:table-cell>
          <table:table-cell table:style-name="TableCell16">
            <text:h text:style-name="P17" text:outline-level="2"><text:bookmark-start text:name="_p0004dld5iri1"/><text:bookmark-end text:name="_p0004dld5iri1"/>Attore</text:h>
          </table:table-cell>
          <table:table-cell table:style-name="TableCell18">
            <text:h text:style-name="P19" text:outline-level="2"><text:bookmark-start text:name="_p0004dld5iri2"/><text:bookmark-end text:name="_p0004dld5iri2"/>Sistema</text:h>
          </table:table-cell>
        </table:table-row>
        <table:table-row table:style-name="TableRow20">
          <table:table-cell table:style-name="TableCell21">
            <text:h text:style-name="P22" text:outline-level="3"><text:bookmark-start text:name="_pa0e6zrbleih"/><text:bookmark-end text:name="_pa0e6zrbleih"/>1</text:h>
          </table:table-cell>
          <table:table-cell table:style-name="TableCell23">
            <text:p text:style-name="P24">Consulta il calendario dei turni</text:p>
          </table:table-cell>
          <table:table-cell table:style-name="TableCell25">
            <text:p text:style-name="P26">Restituisce il calendario con indicazioni di turni singoli, turni ricorrenti e raggruppamenti di turni</text:p>
          </table:table-cell>
        </table:table-row>
        <table:table-row table:style-name="TableRow27">
          <table:table-cell table:style-name="TableCell28">
            <text:h text:style-name="P29" text:outline-level="3"/>
          </table:table-cell>
          <table:table-cell table:style-name="TableCell30">
            <text:p text:style-name="P31">Se vuole prosegue col passo 2, altrimenti salta al passo 5</text:p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h text:style-name="P36" text:outline-level="3">2</text:h>
          </table:table-cell>
          <table:table-cell table:style-name="TableCell37">
            <text:p text:style-name="P38"><text:span text:style-name="T39">Inserisce nel<text:s/></text:span><text:span text:style-name="T40">calendario un turno preparatorio, specificando data, ora di inizio, ora di fine, ed eventualmente una sede</text:span></text:p>
          </table:table-cell>
          <table:table-cell table:style-name="TableCell41">
            <text:p text:style-name="P42">Registra il nuovo turno nel calendario dei turni</text:p>
          </table:table-cell>
        </table:table-row>
        <table:table-row table:style-name="TableRow43">
          <table:table-cell table:style-name="TableCell44">
            <text:h text:style-name="P45" text:outline-level="3">3</text:h>
          </table:table-cell>
          <table:table-cell table:style-name="TableCell46">
            <text:p text:style-name="P47"><text:span text:style-name="T48">Opzionalmente</text:span><text:s/>indica una ricorrenza per il turno creato specificando frequenza, data di inizio e<text:s/>data di fine</text:p>
          </table:table-cell>
          <table:table-cell table:style-name="TableCell49">
            <text:p text:style-name="P50">Registra le informazioni aggiuntive nel calendario dei turni</text:p>
          </table:table-cell>
        </table:table-row>
        <table:table-row table:style-name="TableRow51">
          <table:table-cell table:style-name="TableCell52">
            <text:h text:style-name="P53" text:outline-level="3">4</text:h>
          </table:table-cell>
          <table:table-cell table:style-name="TableCell54">
            <text:p text:style-name="P55"><text:span text:style-name="T56">Opzionalmente</text:span><text:span text:style-name="T57"><text:s/>indica per il turno creato una data di scadenza per la modifica delle disponibilità</text:span></text:p>
          </table:table-cell>
          <table:table-cell table:style-name="TableCell58">
            <text:p text:style-name="P59">Registra le informazioni aggiuntive nel calendario dei turni</text:p>
          </table:table-cell>
        </table:table-row>
        <table:table-row table:style-name="TableRow60">
          <table:table-cell table:style-name="TableCell61">
            <text:h text:style-name="P62" text:outline-level="3"/>
          </table:table-cell>
          <table:table-cell table:style-name="TableCell63">
            <text:p text:style-name="P64">Se vuole<text:s/>torna al passo 2, altrimenti prosegue</text:p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h text:style-name="P69" text:outline-level="3">5</text:h>
          </table:table-cell>
          <table:table-cell table:style-name="TableCell70">
            <text:p text:style-name="P71"><text:span text:style-name="T72">Opzionalmente</text:span><text:span text:style-name="T73"><text:s/>raggruppa un insieme di turni</text:span></text:p>
          </table:table-cell>
          <table:table-cell table:style-name="TableCell74">
            <text:p text:style-name="P75">Registra il raggruppamento di turni nel calendario dei turni</text:p>
          </table:table-cell>
        </table:table-row>
        <table:table-row table:style-name="TableRow76">
          <table:table-cell table:style-name="TableCell77">
            <text:h text:style-name="P78" text:outline-level="3"/>
          </table:table-cell>
          <table:table-cell table:style-name="TableCell79">
            <text:p text:style-name="P80"><text:span text:style-name="T81">Ripete</text:span><text:span text:style-name="T82"><text:s/>5</text:span><text:span text:style-name="T83"><text:s/>finché non è soddisfatto</text:span></text:p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h text:style-name="P88" text:outline-level="3">6</text:h>
          </table:table-cell>
          <table:table-cell table:style-name="TableCell89">
            <text:p text:style-name="P90"><text:span text:style-name="T91">Opzionalmente<text:s/></text:span><text:span text:style-name="T92">modifica un turno preparatorio,<text:s/></text:span><text:span text:style-name="T93">specificando una nuova data, un nuovo orario di inizio o un nuovo orario di fine, una sede differente oppure una data di scadenza per la modifica delle disponibilità</text:span></text:p>
          </table:table-cell>
          <table:table-cell table:style-name="TableCell94">
            <text:p text:style-name="P95">Registra le modifiche relative al turno nel calendario dei turni</text:p>
          </table:table-cell>
        </table:table-row>
        <table:table-row table:style-name="TableRow96">
          <table:table-cell table:style-name="TableCell97">
            <text:h text:style-name="P98" text:outline-level="3"/>
          </table:table-cell>
          <table:table-cell table:style-name="TableCell99">
            <text:p text:style-name="P100">Ripete 6 finché non è soddisfatto</text:p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h text:style-name="P105" text:outline-level="3">7</text:h>
          </table:table-cell>
          <table:table-cell table:style-name="TableCell106">
            <text:p text:style-name="P107"><text:span text:style-name="T108">Opzionalmente</text:span><text:span text:style-name="T109"><text:s/>elimina un turno dal calendario</text:span></text:p>
          </table:table-cell>
          <table:table-cell table:style-name="TableCell110">
            <text:p text:style-name="P111">Elimina le informazioni relative al turno dal calendario di turni</text:p>
          </table:table-cell>
        </table:table-row>
        <table:table-row table:style-name="TableRow112">
          <table:table-cell table:style-name="TableCell113">
            <text:h text:style-name="P114" text:outline-level="3"/>
          </table:table-cell>
          <table:table-cell table:style-name="TableCell115">
            <text:p text:style-name="P116">Ripete 7 finché non è soddisfatto</text:p>
          </table:table-cell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h text:style-name="P121" text:outline-level="3"/>
          </table:table-cell>
          <table:table-cell table:style-name="TableCell122">
            <text:p text:style-name="P123">Se vuole torna al passo 2, altrimenti termina</text:p>
          </table:table-cell>
          <table:table-cell table:style-name="TableCell124">
            <text:p text:style-name="P125"/>
          </table:table-cell>
        </table:table-row>
      </table:table>
      <text:h text:style-name="P126" text:outline-level="1"/>
      <text:h text:style-name="P127" text:outline-level="1"/>
      <text:h text:style-name="P128" text:outline-level="1"/>
      <text:h text:style-name="P129" text:outline-level="1"/>
      <text:h text:style-name="P130" text:outline-level="1"/>
      <text:h text:style-name="P131" text:outline-level="1"/>
      <text:h text:style-name="P132" text:outline-level="1"/>
      <text:h text:style-name="P133" text:outline-level="1">Eccezione 2a</text:h>
      <table:table table:style-name="Table134">
        <table:table-columns>
          <table:table-column table:style-name="TableColumn135"/>
          <table:table-column table:style-name="TableColumn136"/>
          <table:table-column table:style-name="TableColumn137"/>
        </table:table-columns>
        <table:table-row table:style-name="TableRow138">
          <table:table-cell table:style-name="TableCell139">
            <text:h text:style-name="P140" text:outline-level="2"><text:bookmark-start text:name="_1spbqei1cuj4"/><text:bookmark-end text:name="_1spbqei1cuj4"/>#</text:h>
          </table:table-cell>
          <table:table-cell table:style-name="TableCell141">
            <text:h text:style-name="P142" text:outline-level="2"><text:bookmark-start text:name="_in2jg76h5979"/><text:bookmark-end text:name="_in2jg76h5979"/>Attore</text:h>
          </table:table-cell>
          <table:table-cell table:style-name="TableCell143">
            <text:h text:style-name="P144" text:outline-level="2"><text:bookmark-start text:name="_ddqx4n6kt0gu"/><text:bookmark-end text:name="_ddqx4n6kt0gu"/>Sistema</text:h>
          </table:table-cell>
        </table:table-row>
        <table:table-row table:style-name="TableRow145">
          <table:table-cell table:style-name="TableCell146">
            <text:h text:style-name="P147" text:outline-level="3">2a.1</text:h>
          </table:table-cell>
          <table:table-cell table:style-name="TableCell148">
            <text:p text:style-name="P149">Inserisce nel calendario un turno preparatorio, specificando data, ora di inizio, ora di fine, ed eventualmente una sede</text:p>
          </table:table-cell>
          <table:table-cell table:style-name="TableCell150">
            <text:p text:style-name="P151">La data selezionata è nel passato</text:p>
          </table:table-cell>
        </table:table-row>
      </table:table>
      <text:h text:style-name="P152" text:outline-level="1"><text:bookmark-start text:name="_x7fvb0siii9n"/><text:bookmark-end text:name="_x7fvb0siii9n"/></text:h>
      <text:h text:style-name="P153" text:outline-level="1"><text:span text:style-name="T154">Eccezione 2b</text:span></text:h>
      <table:table table:style-name="Table155">
        <table:table-columns>
          <table:table-column table:style-name="TableColumn156"/>
          <table:table-column table:style-name="TableColumn157"/>
          <table:table-column table:style-name="TableColumn158"/>
        </table:table-columns>
        <table:table-row table:style-name="TableRow159">
          <table:table-cell table:style-name="TableCell160">
            <text:h text:style-name="P161" text:outline-level="2"><text:bookmark-start text:name="_1spbqei1cuj41"/><text:bookmark-end text:name="_1spbqei1cuj41"/>#</text:h>
          </table:table-cell>
          <table:table-cell table:style-name="TableCell162">
            <text:h text:style-name="P163" text:outline-level="2"><text:bookmark-start text:name="_in2jg76h59791"/><text:bookmark-end text:name="_in2jg76h59791"/>Attore</text:h>
          </table:table-cell>
          <table:table-cell table:style-name="TableCell164">
            <text:h text:style-name="P165" text:outline-level="2"><text:bookmark-start text:name="_ddqx4n6kt0gu1"/><text:bookmark-end text:name="_ddqx4n6kt0gu1"/>Sistema</text:h>
          </table:table-cell>
        </table:table-row>
        <table:table-row table:style-name="TableRow166">
          <table:table-cell table:style-name="TableCell167">
            <text:h text:style-name="P168" text:outline-level="3">2b.1</text:h>
          </table:table-cell>
          <table:table-cell table:style-name="TableCell169">
            <text:p text:style-name="P170"><text:span text:style-name="T171">Inserisce nel calendario un turno<text:s/></text:span><text:span text:style-name="T172">preparatorio, specificando data, ora di inizio, ora di fine, ed eventualmente una sede</text:span></text:p>
          </table:table-cell>
          <table:table-cell table:style-name="TableCell173">
            <text:p text:style-name="P174">Sul calendario si verifica una sovrapposizione di turni preparatori</text:p>
          </table:table-cell>
        </table:table-row>
      </table:table>
      <text:h text:style-name="P175" text:outline-level="1"><text:bookmark-start text:name="_x7fvb0siii9n1"/><text:bookmark-end text:name="_x7fvb0siii9n1"/></text:h>
      <text:h text:style-name="P176" text:outline-level="1"><text:span text:style-name="T177">Eccezione 2c</text:span></text:h>
      <table:table table:style-name="Table178">
        <table:table-columns>
          <table:table-column table:style-name="TableColumn179"/>
          <table:table-column table:style-name="TableColumn180"/>
          <table:table-column table:style-name="TableColumn181"/>
        </table:table-columns>
        <table:table-row table:style-name="TableRow182">
          <table:table-cell table:style-name="TableCell183">
            <text:h text:style-name="P184" text:outline-level="2">#</text:h>
          </table:table-cell>
          <table:table-cell table:style-name="TableCell185">
            <text:h text:style-name="P186" text:outline-level="2">Attore</text:h>
          </table:table-cell>
          <table:table-cell table:style-name="TableCell187">
            <text:h text:style-name="P188" text:outline-level="2">Sistema</text:h>
          </table:table-cell>
        </table:table-row>
        <table:table-row table:style-name="TableRow189">
          <table:table-cell table:style-name="TableCell190">
            <text:h text:style-name="P191" text:outline-level="3">2c.1</text:h>
          </table:table-cell>
          <table:table-cell table:style-name="TableCell192">
            <text:p text:style-name="P193"><text:span text:style-name="T194">Inserisce nel calendario un turno preparatorio,<text:s/></text:span><text:span text:style-name="T195">specificando data, ora di inizio, ora di fine, ed eventualmente una sede</text:span></text:p>
          </table:table-cell>
          <table:table-cell table:style-name="TableCell196">
            <text:p text:style-name="P197">L’ora di fine è antecedente all’ora di inizio</text:p>
          </table:table-cell>
        </table:table-row>
      </table:table>
      <text:h text:style-name="P198" text:outline-level="1"><text:bookmark-start text:name="_fmu94t6hev3x"/><text:bookmark-end text:name="_fmu94t6hev3x"/></text:h>
      <text:h text:style-name="P199" text:outline-level="1">Estensione 2a</text:h>
      <table:table table:style-name="Table200">
        <table:table-columns>
          <table:table-column table:style-name="TableColumn201"/>
          <table:table-column table:style-name="TableColumn202"/>
          <table:table-column table:style-name="TableColumn203"/>
        </table:table-columns>
        <table:table-row table:style-name="TableRow204">
          <table:table-cell table:style-name="TableCell205">
            <text:h text:style-name="P206" text:outline-level="2">#</text:h>
          </table:table-cell>
          <table:table-cell table:style-name="TableCell207">
            <text:h text:style-name="P208" text:outline-level="2">Attore</text:h>
          </table:table-cell>
          <table:table-cell table:style-name="TableCell209">
            <text:h text:style-name="P210" text:outline-level="2">Sistema</text:h>
          </table:table-cell>
        </table:table-row>
        <table:table-row table:style-name="TableRow211">
          <table:table-cell table:style-name="TableCell212">
            <text:h text:style-name="P213" text:outline-level="3">2a.1</text:h>
          </table:table-cell>
          <table:table-cell table:style-name="TableCell214">
            <text:p text:style-name="P215">Consulta la lista di eventi attualmente disponibili</text:p>
          </table:table-cell>
          <table:table-cell table:style-name="TableCell216">
            <text:p text:style-name="P217">Restituisce la lista di eventi con le<text:s/>relative informazioni</text:p>
          </table:table-cell>
        </table:table-row>
        <table:table-row table:style-name="TableRow218">
          <table:table-cell table:style-name="TableCell219">
            <text:h text:style-name="P220" text:outline-level="3">2a.2</text:h>
          </table:table-cell>
          <table:table-cell table:style-name="TableCell221">
            <text:p text:style-name="P222">Inserisce nel calendario un turno di servizio, specificando data, ora di inizio, ora di fine, e l’evento cui il turno fa riferimento</text:p>
          </table:table-cell>
          <table:table-cell table:style-name="TableCell223">
            <text:p text:style-name="P224">Registra il nuovo turno nel calendario dei turni</text:p>
          </table:table-cell>
        </table:table-row>
      </table:table>
      <text:h text:style-name="P225" text:outline-level="1"/>
      <text:h text:style-name="P226" text:outline-level="1"><text:span text:style-name="T227">Eccezione 2a.2a</text:span></text:h>
      <table:table table:style-name="Table228">
        <table:table-columns>
          <table:table-column table:style-name="TableColumn229"/>
          <table:table-column table:style-name="TableColumn230"/>
          <table:table-column table:style-name="TableColumn231"/>
        </table:table-columns>
        <table:table-row table:style-name="TableRow232">
          <table:table-cell table:style-name="TableCell233">
            <text:h text:style-name="P234" text:outline-level="2">#</text:h>
          </table:table-cell>
          <table:table-cell table:style-name="TableCell235">
            <text:h text:style-name="P236" text:outline-level="2">Attore</text:h>
          </table:table-cell>
          <table:table-cell table:style-name="TableCell237">
            <text:h text:style-name="P238" text:outline-level="2">Sistema</text:h>
          </table:table-cell>
        </table:table-row>
        <table:table-row table:style-name="TableRow239">
          <table:table-cell table:style-name="TableCell240">
            <text:h text:style-name="P241" text:outline-level="3">2a.2a.1</text:h>
          </table:table-cell>
          <table:table-cell table:style-name="TableCell242">
            <text:p text:style-name="P243"><text:span text:style-name="T244">Inserisce nel calendario un turno di servizio, specificando data, ora di inizio, ora di fine, e l’evento cui il turno fa riferimento</text:span></text:p>
          </table:table-cell>
          <table:table-cell table:style-name="TableCell245">
            <text:p text:style-name="P246">La data selezionata è nel passato</text:p>
          </table:table-cell>
        </table:table-row>
      </table:table>
      <text:h text:style-name="P247" text:outline-level="1"/>
      <text:h text:style-name="P248" text:outline-level="1"/>
      <text:h text:style-name="P249" text:outline-level="1"/>
      <text:h text:style-name="P250" text:outline-level="1"/>
      <text:h text:style-name="P251" text:outline-level="1"><text:span text:style-name="T252">Eccezione 2a.2b</text:span></text:h>
      <table:table table:style-name="Table253">
        <table:table-columns>
          <table:table-column table:style-name="TableColumn254"/>
          <table:table-column table:style-name="TableColumn255"/>
          <table:table-column table:style-name="TableColumn256"/>
        </table:table-columns>
        <table:table-row table:style-name="TableRow257">
          <table:table-cell table:style-name="TableCell258">
            <text:h text:style-name="P259" text:outline-level="2">#</text:h>
          </table:table-cell>
          <table:table-cell table:style-name="TableCell260">
            <text:h text:style-name="P261" text:outline-level="2">Attore</text:h>
          </table:table-cell>
          <table:table-cell table:style-name="TableCell262">
            <text:h text:style-name="P263" text:outline-level="2">Sistema</text:h>
          </table:table-cell>
        </table:table-row>
        <table:table-row table:style-name="TableRow264">
          <table:table-cell table:style-name="TableCell265">
            <text:h text:style-name="P266" text:outline-level="3">2a.2b.1</text:h>
          </table:table-cell>
          <table:table-cell table:style-name="TableCell267">
            <text:p text:style-name="P268"><text:span text:style-name="T269">Inserisce nel calendario un<text:s/></text:span><text:span text:style-name="T270">turno di servizio, specificando data, ora di inizio, ora di fine, e l’evento cui il turno fa riferimento</text:span></text:p>
          </table:table-cell>
          <table:table-cell table:style-name="TableCell271">
            <text:p text:style-name="P272">L’ora di fine è antecedente all’ora di inizio</text:p>
          </table:table-cell>
        </table:table-row>
      </table:table>
      <text:h text:style-name="P273" text:outline-level="1"/>
      <text:h text:style-name="P274" text:outline-level="1">Estensione 2a.2a</text:h>
      <table:table table:style-name="Table275">
        <table:table-columns>
          <table:table-column table:style-name="TableColumn276"/>
          <table:table-column table:style-name="TableColumn277"/>
          <table:table-column table:style-name="TableColumn278"/>
        </table:table-columns>
        <table:table-row table:style-name="TableRow279">
          <table:table-cell table:style-name="TableCell280">
            <text:h text:style-name="P281" text:outline-level="2">#</text:h>
          </table:table-cell>
          <table:table-cell table:style-name="TableCell282">
            <text:h text:style-name="P283" text:outline-level="2">Attore</text:h>
          </table:table-cell>
          <table:table-cell table:style-name="TableCell284">
            <text:h text:style-name="P285" text:outline-level="2">Sistema</text:h>
          </table:table-cell>
        </table:table-row>
        <table:table-row table:style-name="TableRow286">
          <table:table-cell table:style-name="TableCell287">
            <text:h text:style-name="P288" text:outline-level="3">2a.2a.1</text:h>
          </table:table-cell>
          <table:table-cell table:style-name="TableCell289">
            <text:p text:style-name="P290">Seleziona un evento affinché vengano creati i turni di<text:s/>servizio relativi a tale evento</text:p>
          </table:table-cell>
          <table:table-cell table:style-name="TableCell291">
            <text:p text:style-name="P292">Registra tanti turni di servizio quanti sono i servizi dell’evento, precompilati così che ogni turno corrisponda a un servizio dell’evento</text:p>
          </table:table-cell>
        </table:table-row>
        <table:table-row table:style-name="TableRow293">
          <table:table-cell table:style-name="TableCell294">
            <text:h text:style-name="P295" text:outline-level="3"/>
          </table:table-cell>
          <table:table-cell table:style-name="TableCell296">
            <text:p text:style-name="P297">Termina il caso d’uso</text:p>
          </table:table-cell>
          <table:table-cell table:style-name="TableCell298">
            <text:p text:style-name="P299"/>
          </table:table-cell>
        </table:table-row>
      </table:table>
      <text:h text:style-name="P300" text:outline-level="1"/>
      <text:h text:style-name="P301" text:outline-level="1"><text:span text:style-name="T302">Eccezione 3a</text:span></text:h>
      <table:table table:style-name="Table303">
        <table:table-columns>
          <table:table-column table:style-name="TableColumn304"/>
          <table:table-column table:style-name="TableColumn305"/>
          <table:table-column table:style-name="TableColumn306"/>
        </table:table-columns>
        <table:table-row table:style-name="TableRow307">
          <table:table-cell table:style-name="TableCell308">
            <text:h text:style-name="P309" text:outline-level="2">#</text:h>
          </table:table-cell>
          <table:table-cell table:style-name="TableCell310">
            <text:h text:style-name="P311" text:outline-level="2">Attore</text:h>
          </table:table-cell>
          <table:table-cell table:style-name="TableCell312">
            <text:h text:style-name="P313" text:outline-level="2">Sistema</text:h>
          </table:table-cell>
        </table:table-row>
        <table:table-row table:style-name="TableRow314">
          <table:table-cell table:style-name="TableCell315">
            <text:h text:style-name="P316" text:outline-level="3">3a.1</text:h>
          </table:table-cell>
          <table:table-cell table:style-name="TableCell317">
            <text:p text:style-name="P318"><text:span text:style-name="T319">Opzionalmente</text:span><text:s/>indica una ricorrenza per il turno creato specificando frequenza, data di inizio e data di fine</text:p>
          </table:table-cell>
          <table:table-cell table:style-name="TableCell320">
            <text:p text:style-name="P321">La data di fine è antecedente alla data di inizio</text:p>
          </table:table-cell>
        </table:table-row>
      </table:table>
      <text:h text:style-name="P322" text:outline-level="1"/>
      <text:h text:style-name="P323" text:outline-level="1"><text:span text:style-name="T324">Eccezione 4a</text:span></text:h>
      <table:table table:style-name="Table325">
        <table:table-columns>
          <table:table-column table:style-name="TableColumn326"/>
          <table:table-column table:style-name="TableColumn327"/>
          <table:table-column table:style-name="TableColumn328"/>
        </table:table-columns>
        <table:table-row table:style-name="TableRow329">
          <table:table-cell table:style-name="TableCell330">
            <text:h text:style-name="P331" text:outline-level="2">#</text:h>
          </table:table-cell>
          <table:table-cell table:style-name="TableCell332">
            <text:h text:style-name="P333" text:outline-level="2">Attore</text:h>
          </table:table-cell>
          <table:table-cell table:style-name="TableCell334">
            <text:h text:style-name="P335" text:outline-level="2">Sistema</text:h>
          </table:table-cell>
        </table:table-row>
        <table:table-row table:style-name="TableRow336">
          <table:table-cell table:style-name="TableCell337">
            <text:h text:style-name="P338" text:outline-level="3">4a.1</text:h>
          </table:table-cell>
          <table:table-cell table:style-name="TableCell339">
            <text:p text:style-name="P340"><text:span text:style-name="T341">Opzionalmente</text:span><text:span text:style-name="T342"><text:s/>indica per il turno creato una data di<text:s/></text:span><text:span text:style-name="T343">scadenza per la modifica delle disponibilità</text:span></text:p>
          </table:table-cell>
          <table:table-cell table:style-name="TableCell344">
            <text:p text:style-name="P345">La data è nel passato</text:p>
          </table:table-cell>
        </table:table-row>
      </table:table>
      <text:h text:style-name="P346" text:outline-level="1"/>
      <text:h text:style-name="P347" text:outline-level="1"><text:span text:style-name="T348">Eccezione 4b</text:span></text:h>
      <table:table table:style-name="Table349">
        <table:table-columns>
          <table:table-column table:style-name="TableColumn350"/>
          <table:table-column table:style-name="TableColumn351"/>
          <table:table-column table:style-name="TableColumn352"/>
        </table:table-columns>
        <table:table-row table:style-name="TableRow353">
          <table:table-cell table:style-name="TableCell354">
            <text:h text:style-name="P355" text:outline-level="2">#</text:h>
          </table:table-cell>
          <table:table-cell table:style-name="TableCell356">
            <text:h text:style-name="P357" text:outline-level="2">Attore</text:h>
          </table:table-cell>
          <table:table-cell table:style-name="TableCell358">
            <text:h text:style-name="P359" text:outline-level="2">Sistema</text:h>
          </table:table-cell>
        </table:table-row>
        <table:table-row table:style-name="TableRow360">
          <table:table-cell table:style-name="TableCell361">
            <text:h text:style-name="P362" text:outline-level="3">4a.1</text:h>
          </table:table-cell>
          <table:table-cell table:style-name="TableCell363">
            <text:p text:style-name="P364"><text:span text:style-name="T365">Opzionalmente</text:span><text:span text:style-name="T366"><text:s/>indica per il turno creato una data di scadenza per la modifica delle disponibilità</text:span></text:p>
          </table:table-cell>
          <table:table-cell table:style-name="TableCell367">
            <text:p text:style-name="P368">La data è successiva alla data del turno</text:p>
          </table:table-cell>
        </table:table-row>
      </table:table>
      <text:h text:style-name="P369" text:outline-level="1"/>
      <text:h text:style-name="P370" text:outline-level="1"/>
      <text:h text:style-name="P371" text:outline-level="1"/>
      <text:h text:style-name="P372" text:outline-level="1"/>
      <text:soft-page-break/>
      <text:h text:style-name="P373" text:outline-level="1">Estensione 5a</text:h>
      <table:table table:style-name="Table374">
        <table:table-columns>
          <table:table-column table:style-name="TableColumn375"/>
          <table:table-column table:style-name="TableColumn376"/>
          <table:table-column table:style-name="TableColumn377"/>
        </table:table-columns>
        <table:table-row table:style-name="TableRow378">
          <table:table-cell table:style-name="TableCell379">
            <text:h text:style-name="P380" text:outline-level="2">#</text:h>
          </table:table-cell>
          <table:table-cell table:style-name="TableCell381">
            <text:h text:style-name="P382" text:outline-level="2">Attore</text:h>
          </table:table-cell>
          <table:table-cell table:style-name="TableCell383">
            <text:h text:style-name="P384" text:outline-level="2">Sistema</text:h>
          </table:table-cell>
        </table:table-row>
        <table:table-row table:style-name="TableRow385">
          <table:table-cell table:style-name="TableCell386">
            <text:h text:style-name="P387" text:outline-level="3">5a.1</text:h>
          </table:table-cell>
          <table:table-cell table:style-name="TableCell388">
            <text:p text:style-name="P389">Crea un raggruppamento<text:s/>ricorrente<text:s/>di turni ricorrenti, specificando la data di fine del raggruppamento ricorrente</text:p>
          </table:table-cell>
          <table:table-cell table:style-name="TableCell390">
            <text:p text:style-name="P391">Crea un raggruppamento di turni per ogni ricorrenza dei turni</text:p>
          </table:table-cell>
        </table:table-row>
      </table:table>
      <text:h text:style-name="P392" text:outline-level="1"/>
      <text:h text:style-name="P393" text:outline-level="1"><text:span text:style-name="T394">Eccezione 5a.1a</text:span></text:h>
      <table:table table:style-name="Table395">
        <table:table-columns>
          <table:table-column table:style-name="TableColumn396"/>
          <table:table-column table:style-name="TableColumn397"/>
          <table:table-column table:style-name="TableColumn398"/>
        </table:table-columns>
        <table:table-row table:style-name="TableRow399">
          <table:table-cell table:style-name="TableCell400">
            <text:h text:style-name="P401" text:outline-level="2">#</text:h>
          </table:table-cell>
          <table:table-cell table:style-name="TableCell402">
            <text:h text:style-name="P403" text:outline-level="2">Attore</text:h>
          </table:table-cell>
          <table:table-cell table:style-name="TableCell404">
            <text:h text:style-name="P405" text:outline-level="2">Sistema</text:h>
          </table:table-cell>
        </table:table-row>
        <table:table-row table:style-name="TableRow406">
          <table:table-cell table:style-name="TableCell407">
            <text:h text:style-name="P408" text:outline-level="3">5a.1a.1</text:h>
          </table:table-cell>
          <table:table-cell table:style-name="TableCell409">
            <text:p text:style-name="P410"><text:span text:style-name="T411">Crea un raggruppamento di turni ricorrenti</text:span></text:p>
          </table:table-cell>
          <table:table-cell table:style-name="TableCell412">
            <text:p text:style-name="P413">I turni non<text:s/>rispettano i vincoli<text:s/><text:span text:style-name="T414">*</text:span></text:p>
          </table:table-cell>
        </table:table-row>
      </table:table>
      <text:h text:style-name="P415" text:outline-level="1"/>
      <text:h text:style-name="P416" text:outline-level="1"><text:span text:style-name="T417">Eccezione 5a.1b</text:span></text:h>
      <table:table table:style-name="Table418">
        <table:table-columns>
          <table:table-column table:style-name="TableColumn419"/>
          <table:table-column table:style-name="TableColumn420"/>
          <table:table-column table:style-name="TableColumn421"/>
        </table:table-columns>
        <table:table-row table:style-name="TableRow422">
          <table:table-cell table:style-name="TableCell423">
            <text:h text:style-name="P424" text:outline-level="2">#</text:h>
          </table:table-cell>
          <table:table-cell table:style-name="TableCell425">
            <text:h text:style-name="P426" text:outline-level="2">Attore</text:h>
          </table:table-cell>
          <table:table-cell table:style-name="TableCell427">
            <text:h text:style-name="P428" text:outline-level="2">Sistema</text:h>
          </table:table-cell>
        </table:table-row>
        <table:table-row table:style-name="TableRow429">
          <table:table-cell table:style-name="TableCell430">
            <text:h text:style-name="P431" text:outline-level="3">5a.1b.1</text:h>
          </table:table-cell>
          <table:table-cell table:style-name="TableCell432">
            <text:p text:style-name="P433"><text:span text:style-name="T434">Crea un raggruppamento di turni ricorrenti</text:span></text:p>
          </table:table-cell>
          <table:table-cell table:style-name="TableCell435">
            <text:p text:style-name="P436">Un turno è nel passato</text:p>
          </table:table-cell>
        </table:table-row>
      </table:table>
      <text:h text:style-name="P437" text:outline-level="1"/>
      <text:h text:style-name="P438" text:outline-level="1"><text:span text:style-name="T439">Eccezione 6a</text:span></text:h>
      <table:table table:style-name="Table440">
        <table:table-columns>
          <table:table-column table:style-name="TableColumn441"/>
          <table:table-column table:style-name="TableColumn442"/>
          <table:table-column table:style-name="TableColumn443"/>
        </table:table-columns>
        <table:table-row table:style-name="TableRow444">
          <table:table-cell table:style-name="TableCell445">
            <text:h text:style-name="P446" text:outline-level="2">#</text:h>
          </table:table-cell>
          <table:table-cell table:style-name="TableCell447">
            <text:h text:style-name="P448" text:outline-level="2">Attore</text:h>
          </table:table-cell>
          <table:table-cell table:style-name="TableCell449">
            <text:h text:style-name="P450" text:outline-level="2">Sistema</text:h>
          </table:table-cell>
        </table:table-row>
        <table:table-row table:style-name="TableRow451">
          <table:table-cell table:style-name="TableCell452">
            <text:h text:style-name="P453" text:outline-level="3">6a.1</text:h>
          </table:table-cell>
          <table:table-cell table:style-name="TableCell454">
            <text:p text:style-name="P455"><text:span text:style-name="T456">Opzionalmente<text:s/></text:span><text:span text:style-name="T457">modifica un turno preparatorio, specificando una nuova data, un nuovo orario di inizio o un nuovo orario di fine, oppure una sede differente</text:span></text:p>
          </table:table-cell>
          <table:table-cell table:style-name="TableCell458">
            <text:p text:style-name="P459">La data selezionata è nel<text:s/>passato</text:p>
          </table:table-cell>
        </table:table-row>
      </table:table>
      <text:h text:style-name="P460" text:outline-level="1"/>
      <text:h text:style-name="P461" text:outline-level="1"><text:span text:style-name="T462">Eccezione 6b</text:span></text:h>
      <table:table table:style-name="Table463">
        <table:table-columns>
          <table:table-column table:style-name="TableColumn464"/>
          <table:table-column table:style-name="TableColumn465"/>
          <table:table-column table:style-name="TableColumn466"/>
        </table:table-columns>
        <table:table-row table:style-name="TableRow467">
          <table:table-cell table:style-name="TableCell468">
            <text:h text:style-name="P469" text:outline-level="2">#</text:h>
          </table:table-cell>
          <table:table-cell table:style-name="TableCell470">
            <text:h text:style-name="P471" text:outline-level="2">Attore</text:h>
          </table:table-cell>
          <table:table-cell table:style-name="TableCell472">
            <text:h text:style-name="P473" text:outline-level="2">Sistema</text:h>
          </table:table-cell>
        </table:table-row>
        <table:table-row table:style-name="TableRow474">
          <table:table-cell table:style-name="TableCell475">
            <text:h text:style-name="P476" text:outline-level="3">6b.1</text:h>
          </table:table-cell>
          <table:table-cell table:style-name="TableCell477">
            <text:p text:style-name="P478"><text:span text:style-name="T479">Opzionalmente<text:s/></text:span><text:span text:style-name="T480">modifica un turno preparatorio, specificando una nuova data, un nuovo orario di inizio o un nuovo orario di fine, oppure una sede differente</text:span></text:p>
          </table:table-cell>
          <table:table-cell table:style-name="TableCell481">
            <text:p text:style-name="P482">Sul calendario si verifica una<text:s/>sovrapposizione di turni preparatori</text:p>
          </table:table-cell>
        </table:table-row>
      </table:table>
      <text:p text:style-name="Standard"/>
      <text:h text:style-name="P483" text:outline-level="1"><text:span text:style-name="T484">Eccezione 6c</text:span></text:h>
      <table:table table:style-name="Table485">
        <table:table-columns>
          <table:table-column table:style-name="TableColumn486"/>
          <table:table-column table:style-name="TableColumn487"/>
          <table:table-column table:style-name="TableColumn488"/>
        </table:table-columns>
        <table:table-row table:style-name="TableRow489">
          <table:table-cell table:style-name="TableCell490">
            <text:h text:style-name="P491" text:outline-level="2">#</text:h>
          </table:table-cell>
          <table:table-cell table:style-name="TableCell492">
            <text:h text:style-name="P493" text:outline-level="2">Attore</text:h>
          </table:table-cell>
          <table:table-cell table:style-name="TableCell494">
            <text:h text:style-name="P495" text:outline-level="2">Sistema</text:h>
          </table:table-cell>
        </table:table-row>
        <table:table-row table:style-name="TableRow496">
          <table:table-cell table:style-name="TableCell497">
            <text:h text:style-name="P498" text:outline-level="3">6c.1</text:h>
          </table:table-cell>
          <table:table-cell table:style-name="TableCell499">
            <text:p text:style-name="P500"><text:span text:style-name="T501">Opzionalmente<text:s/></text:span><text:span text:style-name="T502">modifica un turno preparatorio, specificando una nuova data, un nuovo orario di inizio o un nuovo orario di fine, oppure una sede differente</text:span></text:p>
          </table:table-cell>
          <table:table-cell table:style-name="TableCell503">
            <text:p text:style-name="P504">L’ora di fine è<text:s/>antecedente all’ora di inizio</text:p>
          </table:table-cell>
        </table:table-row>
      </table:table>
      <text:p text:style-name="Standard"/>
      <text:soft-page-break/>
      <text:h text:style-name="P505" text:outline-level="1"><text:span text:style-name="T506">Eccezione 6d</text:span></text:h>
      <table:table table:style-name="Table507">
        <table:table-columns>
          <table:table-column table:style-name="TableColumn508"/>
          <table:table-column table:style-name="TableColumn509"/>
          <table:table-column table:style-name="TableColumn510"/>
        </table:table-columns>
        <table:table-row table:style-name="TableRow511">
          <table:table-cell table:style-name="TableCell512">
            <text:h text:style-name="P513" text:outline-level="2">#</text:h>
          </table:table-cell>
          <table:table-cell table:style-name="TableCell514">
            <text:h text:style-name="P515" text:outline-level="2">Attore</text:h>
          </table:table-cell>
          <table:table-cell table:style-name="TableCell516">
            <text:h text:style-name="P517" text:outline-level="2">Sistema</text:h>
          </table:table-cell>
        </table:table-row>
        <table:table-row table:style-name="TableRow518">
          <table:table-cell table:style-name="TableCell519">
            <text:h text:style-name="P520" text:outline-level="3">6d.1</text:h>
          </table:table-cell>
          <table:table-cell table:style-name="TableCell521">
            <text:p text:style-name="P522"><text:span text:style-name="T523">Opzionalmente<text:s/></text:span><text:span text:style-name="T524">modifica un turno preparatorio, specificando una nuova data, un nuovo orario di inizio o un nuovo orario di fine, oppure una sede differente</text:span></text:p>
          </table:table-cell>
          <table:table-cell table:style-name="TableCell525">
            <text:p text:style-name="P526">Sono già state indicate<text:s/>disponibilità per il turno</text:p>
          </table:table-cell>
        </table:table-row>
      </table:table>
      <text:h text:style-name="P527" text:outline-level="1"/>
      <text:h text:style-name="P528" text:outline-level="1">Estensione 6a</text:h>
      <table:table table:style-name="Table529">
        <table:table-columns>
          <table:table-column table:style-name="TableColumn530"/>
          <table:table-column table:style-name="TableColumn531"/>
          <table:table-column table:style-name="TableColumn532"/>
        </table:table-columns>
        <table:table-row table:style-name="TableRow533">
          <table:table-cell table:style-name="TableCell534">
            <text:h text:style-name="P535" text:outline-level="2">#</text:h>
          </table:table-cell>
          <table:table-cell table:style-name="TableCell536">
            <text:h text:style-name="P537" text:outline-level="2">Attore</text:h>
          </table:table-cell>
          <table:table-cell table:style-name="TableCell538">
            <text:h text:style-name="P539" text:outline-level="2">Sistema</text:h>
          </table:table-cell>
        </table:table-row>
        <table:table-row table:style-name="TableRow540">
          <table:table-cell table:style-name="TableCell541">
            <text:h text:style-name="P542" text:outline-level="3">6a.1</text:h>
          </table:table-cell>
          <table:table-cell table:style-name="TableCell543">
            <text:p text:style-name="P544">Modifica un turno di servizio, specificando del tempo aggiuntivo prima o dopo il turno, oppure una data di scadenza per la modifica delle disponibilità</text:p>
          </table:table-cell>
          <table:table-cell table:style-name="TableCell545">
            <text:p text:style-name="P546">Registra l’informazione<text:s/>aggiuntiva relativa al turno</text:p>
          </table:table-cell>
        </table:table-row>
      </table:table>
      <text:h text:style-name="P547" text:outline-level="1"/>
      <text:h text:style-name="P548" text:outline-level="1">Eccezione 6a.1a</text:h>
      <table:table table:style-name="Table549">
        <table:table-columns>
          <table:table-column table:style-name="TableColumn550"/>
          <table:table-column table:style-name="TableColumn551"/>
          <table:table-column table:style-name="TableColumn552"/>
        </table:table-columns>
        <table:table-row table:style-name="TableRow553">
          <table:table-cell table:style-name="TableCell554">
            <text:h text:style-name="P555" text:outline-level="2">#</text:h>
          </table:table-cell>
          <table:table-cell table:style-name="TableCell556">
            <text:h text:style-name="P557" text:outline-level="2">Attore</text:h>
          </table:table-cell>
          <table:table-cell table:style-name="TableCell558">
            <text:h text:style-name="P559" text:outline-level="2">Sistema</text:h>
          </table:table-cell>
        </table:table-row>
        <table:table-row table:style-name="TableRow560">
          <table:table-cell table:style-name="TableCell561">
            <text:h text:style-name="P562" text:outline-level="3">6a.1a.1</text:h>
          </table:table-cell>
          <table:table-cell table:style-name="TableCell563">
            <text:p text:style-name="P564">Modifica un turno di servizio, specificando del tempo aggiuntivo prima o dopo il turno, oppure una data di scadenza per la modifica delle disponibilità</text:p>
          </table:table-cell>
          <table:table-cell table:style-name="TableCell565">
            <text:p text:style-name="P566">Sono già state indicate disponibilità per il turno</text:p>
          </table:table-cell>
        </table:table-row>
      </table:table>
      <text:h text:style-name="P567" text:outline-level="1">Eccezione 6a.1b</text:h>
      <table:table table:style-name="Table568">
        <table:table-columns>
          <table:table-column table:style-name="TableColumn569"/>
          <table:table-column table:style-name="TableColumn570"/>
          <table:table-column table:style-name="TableColumn571"/>
        </table:table-columns>
        <table:table-row table:style-name="TableRow572">
          <table:table-cell table:style-name="TableCell573">
            <text:h text:style-name="P574" text:outline-level="2">#</text:h>
          </table:table-cell>
          <table:table-cell table:style-name="TableCell575">
            <text:h text:style-name="P576" text:outline-level="2">Attore</text:h>
          </table:table-cell>
          <table:table-cell table:style-name="TableCell577">
            <text:h text:style-name="P578" text:outline-level="2">Sistema</text:h>
          </table:table-cell>
        </table:table-row>
        <table:table-row table:style-name="TableRow579">
          <table:table-cell table:style-name="TableCell580">
            <text:h text:style-name="P581" text:outline-level="3">6a.1b.1</text:h>
          </table:table-cell>
          <table:table-cell table:style-name="TableCell582">
            <text:p text:style-name="P583">Modifica un turno di servizio, specificando del tempo aggiuntivo prima o dopo il turno, oppure una data di scadenza per la modifica delle disponibilità</text:p>
          </table:table-cell>
          <table:table-cell table:style-name="TableCell584">
            <text:p text:style-name="P585">La data di scadenza è nel passato oppure successiva alla data del turno</text:p>
          </table:table-cell>
        </table:table-row>
      </table:table>
      <text:h text:style-name="P586" text:outline-level="1"/>
      <text:h text:style-name="P587" text:outline-level="1">Estensione 6b</text:h>
      <table:table table:style-name="Table588">
        <table:table-columns>
          <table:table-column table:style-name="TableColumn589"/>
          <table:table-column table:style-name="TableColumn590"/>
          <table:table-column table:style-name="TableColumn591"/>
        </table:table-columns>
        <table:table-row table:style-name="TableRow592">
          <table:table-cell table:style-name="TableCell593">
            <text:h text:style-name="P594" text:outline-level="2">#</text:h>
          </table:table-cell>
          <table:table-cell table:style-name="TableCell595">
            <text:h text:style-name="P596" text:outline-level="2">Attore</text:h>
          </table:table-cell>
          <table:table-cell table:style-name="TableCell597">
            <text:h text:style-name="P598" text:outline-level="2">Sistema</text:h>
          </table:table-cell>
        </table:table-row>
        <table:table-row table:style-name="TableRow599">
          <table:table-cell table:style-name="TableCell600">
            <text:h text:style-name="P601" text:outline-level="3">6b.1</text:h>
          </table:table-cell>
          <table:table-cell table:style-name="TableCell602">
            <text:p text:style-name="P603">Modifica una ricorrenza di turni,<text:s/>specificando<text:s/>un nuovo orario di inizio<text:s/>e<text:s/>di fine</text:p>
          </table:table-cell>
          <table:table-cell table:style-name="TableCell604">
            <text:p text:style-name="P605">Registra l’informazione aggiuntiva relativa alla ricorrenza e modifica ogni turno appartenente alla ricorrenza</text:p>
          </table:table-cell>
        </table:table-row>
      </table:table>
      <text:h text:style-name="P606" text:outline-level="1"/>
      <text:h text:style-name="P607" text:outline-level="1"/>
      <text:p text:style-name="Standard"/>
      <text:soft-page-break/>
      <text:h text:style-name="P608" text:outline-level="1">Eccezione 6b.1b</text:h>
      <table:table table:style-name="Table609">
        <table:table-columns>
          <table:table-column table:style-name="TableColumn610"/>
          <table:table-column table:style-name="TableColumn611"/>
          <table:table-column table:style-name="TableColumn612"/>
        </table:table-columns>
        <table:table-row table:style-name="TableRow613">
          <table:table-cell table:style-name="TableCell614">
            <text:h text:style-name="P615" text:outline-level="2">#</text:h>
          </table:table-cell>
          <table:table-cell table:style-name="TableCell616">
            <text:h text:style-name="P617" text:outline-level="2">Attore</text:h>
          </table:table-cell>
          <table:table-cell table:style-name="TableCell618">
            <text:h text:style-name="P619" text:outline-level="2">Sistema</text:h>
          </table:table-cell>
        </table:table-row>
        <table:table-row table:style-name="TableRow620">
          <table:table-cell table:style-name="TableCell621">
            <text:h text:style-name="P622" text:outline-level="3">6b.1b.1</text:h>
          </table:table-cell>
          <table:table-cell table:style-name="TableCell623">
            <text:p text:style-name="P624">Modifica una ricorrenza di turni, specificando un nuovo orario di inizio e di fine</text:p>
          </table:table-cell>
          <table:table-cell table:style-name="TableCell625">
            <text:p text:style-name="P626">Sul calendario si verifica una sovrapposizione di turni preparatori</text:p>
          </table:table-cell>
        </table:table-row>
      </table:table>
      <text:h text:style-name="P627" text:outline-level="1"/>
      <text:h text:style-name="P628" text:outline-level="1">Eccezione 6b.1c</text:h>
      <table:table table:style-name="Table629">
        <table:table-columns>
          <table:table-column table:style-name="TableColumn630"/>
          <table:table-column table:style-name="TableColumn631"/>
          <table:table-column table:style-name="TableColumn632"/>
        </table:table-columns>
        <table:table-row table:style-name="TableRow633">
          <table:table-cell table:style-name="TableCell634">
            <text:h text:style-name="P635" text:outline-level="2">#</text:h>
          </table:table-cell>
          <table:table-cell table:style-name="TableCell636">
            <text:h text:style-name="P637" text:outline-level="2">Attore</text:h>
          </table:table-cell>
          <table:table-cell table:style-name="TableCell638">
            <text:h text:style-name="P639" text:outline-level="2">Sistema</text:h>
          </table:table-cell>
        </table:table-row>
        <table:table-row table:style-name="TableRow640">
          <table:table-cell table:style-name="TableCell641">
            <text:h text:style-name="P642" text:outline-level="3">6b.1c.1</text:h>
          </table:table-cell>
          <table:table-cell table:style-name="TableCell643">
            <text:p text:style-name="P644">Modifica una ricorrenza di turni, specificando un nuovo orario di inizio e di fine</text:p>
          </table:table-cell>
          <table:table-cell table:style-name="TableCell645">
            <text:p text:style-name="P646">L’orario di fine è antecedente all’orario di inizio</text:p>
          </table:table-cell>
        </table:table-row>
      </table:table>
      <text:h text:style-name="P647" text:outline-level="1"/>
      <text:h text:style-name="P648" text:outline-level="1">Eccezione 6b.1d</text:h>
      <table:table table:style-name="Table649">
        <table:table-columns>
          <table:table-column table:style-name="TableColumn650"/>
          <table:table-column table:style-name="TableColumn651"/>
          <table:table-column table:style-name="TableColumn652"/>
        </table:table-columns>
        <table:table-row table:style-name="TableRow653">
          <table:table-cell table:style-name="TableCell654">
            <text:h text:style-name="P655" text:outline-level="2">#</text:h>
          </table:table-cell>
          <table:table-cell table:style-name="TableCell656">
            <text:h text:style-name="P657" text:outline-level="2">Attore</text:h>
          </table:table-cell>
          <table:table-cell table:style-name="TableCell658">
            <text:h text:style-name="P659" text:outline-level="2">Sistema</text:h>
          </table:table-cell>
        </table:table-row>
        <table:table-row table:style-name="TableRow660">
          <table:table-cell table:style-name="TableCell661">
            <text:h text:style-name="P662" text:outline-level="3">6b.1d.1</text:h>
          </table:table-cell>
          <table:table-cell table:style-name="TableCell663">
            <text:p text:style-name="P664">Modifica una ricorrenza di turni, specificando un nuovo orario di inizio e di fine</text:p>
          </table:table-cell>
          <table:table-cell table:style-name="TableCell665">
            <text:p text:style-name="P666">Sono state<text:s/>indicate disponibilità per uno o più turni della ricorrenza</text:p>
          </table:table-cell>
        </table:table-row>
      </table:table>
      <text:h text:style-name="P667" text:outline-level="1"/>
      <text:h text:style-name="P668" text:outline-level="1">Estensione 7a</text:h>
      <table:table table:style-name="Table669">
        <table:table-columns>
          <table:table-column table:style-name="TableColumn670"/>
          <table:table-column table:style-name="TableColumn671"/>
          <table:table-column table:style-name="TableColumn672"/>
        </table:table-columns>
        <table:table-row table:style-name="TableRow673">
          <table:table-cell table:style-name="TableCell674">
            <text:h text:style-name="P675" text:outline-level="2">#</text:h>
          </table:table-cell>
          <table:table-cell table:style-name="TableCell676">
            <text:h text:style-name="P677" text:outline-level="2">Attore</text:h>
          </table:table-cell>
          <table:table-cell table:style-name="TableCell678">
            <text:h text:style-name="P679" text:outline-level="2">Sistema</text:h>
          </table:table-cell>
        </table:table-row>
        <table:table-row table:style-name="TableRow680">
          <table:table-cell table:style-name="TableCell681">
            <text:h text:style-name="P682" text:outline-level="3">7a.1</text:h>
          </table:table-cell>
          <table:table-cell table:style-name="TableCell683">
            <text:p text:style-name="P684">Elimina un turno ricorrente</text:p>
          </table:table-cell>
          <table:table-cell table:style-name="TableCell685">
            <text:p text:style-name="P686">Rimuove dal calendario le informazioni relative alla ricorrenza e tutti i turni di tale ricorrenza; vengono eventualmente eliminati anche i gruppi di cui i turni facevano parte</text:p>
          </table:table-cell>
        </table:table-row>
      </table:table>
      <text:h text:style-name="P687" text:outline-level="1"/>
      <text:h text:style-name="P688" text:outline-level="1"/>
      <text:h text:style-name="P689" text:outline-level="1"/>
      <text:h text:style-name="P690" text:outline-level="1"/>
      <text:h text:style-name="P691" text:outline-level="1">Estensione 7b</text:h>
      <table:table table:style-name="Table692">
        <table:table-columns>
          <table:table-column table:style-name="TableColumn693"/>
          <table:table-column table:style-name="TableColumn694"/>
          <table:table-column table:style-name="TableColumn695"/>
        </table:table-columns>
        <table:table-row table:style-name="TableRow696">
          <table:table-cell table:style-name="TableCell697">
            <text:h text:style-name="P698" text:outline-level="2">#</text:h>
          </table:table-cell>
          <table:table-cell table:style-name="TableCell699">
            <text:h text:style-name="P700" text:outline-level="2">Attore</text:h>
          </table:table-cell>
          <table:table-cell table:style-name="TableCell701">
            <text:h text:style-name="P702" text:outline-level="2">Sistema</text:h>
          </table:table-cell>
        </table:table-row>
        <table:table-row table:style-name="TableRow703">
          <table:table-cell table:style-name="TableCell704">
            <text:h text:style-name="P705" text:outline-level="3">7b.1</text:h>
          </table:table-cell>
          <table:table-cell table:style-name="TableCell706">
            <text:p text:style-name="P707">Elimina un raggruppamento di turni</text:p>
          </table:table-cell>
          <table:table-cell table:style-name="TableCell708">
            <text:p text:style-name="P709">Registra l’informazione aggiuntiva relativa al turno</text:p>
          </table:table-cell>
        </table:table-row>
      </table:table>
      <text:p text:style-name="Standard"/>
      <text:soft-page-break/>
      <text:h text:style-name="P710" text:outline-level="1">Estensione 7c</text:h>
      <table:table table:style-name="Table711">
        <table:table-columns>
          <table:table-column table:style-name="TableColumn712"/>
          <table:table-column table:style-name="TableColumn713"/>
          <table:table-column table:style-name="TableColumn714"/>
        </table:table-columns>
        <table:table-row table:style-name="TableRow715">
          <table:table-cell table:style-name="TableCell716">
            <text:h text:style-name="P717" text:outline-level="2">#</text:h>
          </table:table-cell>
          <table:table-cell table:style-name="TableCell718">
            <text:h text:style-name="P719" text:outline-level="2">Attore</text:h>
          </table:table-cell>
          <table:table-cell table:style-name="TableCell720">
            <text:h text:style-name="P721" text:outline-level="2">Sistema</text:h>
          </table:table-cell>
        </table:table-row>
        <table:table-row table:style-name="TableRow722">
          <table:table-cell table:style-name="TableCell723">
            <text:h text:style-name="P724" text:outline-level="3">7c.1</text:h>
          </table:table-cell>
          <table:table-cell table:style-name="TableCell725">
            <text:p text:style-name="P726">Elimina un raggruppamento ricorrente di turni</text:p>
          </table:table-cell>
          <table:table-cell table:style-name="TableCell727">
            <text:p text:style-name="P728">Registra l’informazione aggiuntiva relativa al turno</text:p>
          </table:table-cell>
        </table:table-row>
      </table:table>
      <text:p text:style-name="Standard"/>
      <text:h text:style-name="P729" text:outline-level="1">Estensione 7d</text:h>
      <table:table table:style-name="Table730">
        <table:table-columns>
          <table:table-column table:style-name="TableColumn731"/>
          <table:table-column table:style-name="TableColumn732"/>
          <table:table-column table:style-name="TableColumn733"/>
        </table:table-columns>
        <table:table-row table:style-name="TableRow734">
          <table:table-cell table:style-name="TableCell735">
            <text:h text:style-name="P736" text:outline-level="2">#</text:h>
          </table:table-cell>
          <table:table-cell table:style-name="TableCell737">
            <text:h text:style-name="P738" text:outline-level="2">Attore</text:h>
          </table:table-cell>
          <table:table-cell table:style-name="TableCell739">
            <text:h text:style-name="P740" text:outline-level="2">Sistema</text:h>
          </table:table-cell>
        </table:table-row>
        <table:table-row table:style-name="TableRow741">
          <table:table-cell table:style-name="TableCell742">
            <text:h text:style-name="P743" text:outline-level="3">7d.1</text:h>
          </table:table-cell>
          <table:table-cell table:style-name="TableCell744">
            <text:p text:style-name="P745">Elimina una ricorrenza di turni</text:p>
          </table:table-cell>
          <table:table-cell table:style-name="TableCell746">
            <text:p text:style-name="P747">Rimuove dal calendario le informazioni relative alla ricorrenza, mantenendo i singoli turni</text:p>
          </table:table-cell>
        </table:table-row>
      </table:table>
      <text:p text:style-name="Standard"/>
      <text:h text:style-name="P748" text:outline-level="1">Estensione 7e</text:h>
      <table:table table:style-name="Table749">
        <table:table-columns>
          <table:table-column table:style-name="TableColumn750"/>
          <table:table-column table:style-name="TableColumn751"/>
          <table:table-column table:style-name="TableColumn752"/>
        </table:table-columns>
        <table:table-row table:style-name="TableRow753">
          <table:table-cell table:style-name="TableCell754">
            <text:h text:style-name="P755" text:outline-level="2">#</text:h>
          </table:table-cell>
          <table:table-cell table:style-name="TableCell756">
            <text:h text:style-name="P757" text:outline-level="2">Attore</text:h>
          </table:table-cell>
          <table:table-cell table:style-name="TableCell758">
            <text:h text:style-name="P759" text:outline-level="2">Sistema</text:h>
          </table:table-cell>
        </table:table-row>
        <table:table-row table:style-name="TableRow760">
          <table:table-cell table:style-name="TableCell761">
            <text:h text:style-name="P762" text:outline-level="3">7e.1</text:h>
          </table:table-cell>
          <table:table-cell table:style-name="TableCell763">
            <text:p text:style-name="P764">Elimina una ricorrenza di gruppi</text:p>
          </table:table-cell>
          <table:table-cell table:style-name="TableCell765">
            <text:p text:style-name="P766">Rimuove dal<text:s/>calendario le informazioni relative alla ricorrenza, mantenendo i singoli raggruppamenti</text:p>
          </table:table-cell>
        </table:table-row>
      </table:table>
      <text:p text:style-name="Standard"/>
      <text:h text:style-name="P767" text:outline-level="1"/>
      <text:h text:style-name="P768" text:outline-level="1">*NB:</text:h>
      <text:p text:style-name="P769">Se si vuole creare un raggruppamento ricorrente:</text:p>
      <text:p text:style-name="P770">- Tutti i turni devono essere ricorrenti</text:p>
      <text:p text:style-name="P771">- La ricorrenza del gruppo deve essere la stessa di quella di<text:s/>ogni singolo turno ricorrente</text:p>
      <text:p text:style-name="P772">- La data di fine ricorrenza non deve superare la data di fine ricorrenza di nessuno dei singoli turni ricorrenti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Oxygen" svg:font-family="Oxygen" style:font-family-generic="system" style:font-pitch="variable"/>
    <style:font-face style:name="Bitter" svg:font-family="Bitter" style:font-family-generic="system" style:font-pitch="variable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Audiowide" svg:font-family="Audiowide" style:font-family-generic="system" style:font-pitch="variable"/>
    <style:font-face style:name="Fontdiner Swanky" svg:font-family="Fontdiner Swanky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Oxygen" style:font-name-asian="Oxygen" style:font-name-complex="Oxyge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Normale" style:next-style-name="Standard" style:default-outline-level="1">
      <style:paragraph-properties fo:keep-with-next="always" fo:keep-together="always" fo:margin-top="0.2777in" fo:margin-bottom="0.2083in"/>
      <style:text-properties style:font-name="Bitter" style:font-name-asian="Bitter" style:font-name-complex="Bitter" fo:font-weight="bold" style:font-weight-asian="bold" fo:color="#00615E" fo:font-size="18pt" style:font-size-asian="18pt" style:font-size-complex="18pt" fo:hyphenate="false"/>
    </style:style>
    <style:style style:name="Titolo2" style:display-name="Titolo 2" style:family="paragraph" style:parent-style-name="Normale" style:next-style-name="Standard" style:default-outline-level="2">
      <style:paragraph-properties fo:keep-with-next="always" fo:keep-together="always" fo:text-align="start" fo:margin-top="0.1388in" fo:margin-bottom="0.1388in"/>
      <style:text-properties style:font-name="Bitter" style:font-name-asian="Bitter" style:font-name-complex="Bitter" fo:font-weight="bold" style:font-weight-asian="bold" fo:color="#354D51" fo:font-size="14pt" style:font-size-asian="14pt" style:font-size-complex="14pt" fo:hyphenate="false"/>
    </style:style>
    <style:style style:name="Titolo3" style:display-name="Titolo 3" style:family="paragraph" style:parent-style-name="Normale" style:next-style-name="Standard" style:default-outline-level="3">
      <style:paragraph-properties fo:keep-with-next="always" fo:keep-together="always" fo:margin-top="0.1111in"/>
      <style:text-properties style:font-name="Bitter" style:font-name-asian="Bitter" style:font-name-complex="Bitter" fo:font-weight="bold" style:font-weight-asian="bold" fo:color="#0C3635" fo:hyphenate="false"/>
    </style:style>
    <style:style style:name="Titolo4" style:display-name="Titolo 4" style:family="paragraph" style:parent-style-name="Normale" style:next-style-name="Standard" style:default-outline-level="4">
      <style:paragraph-properties fo:keep-with-next="always" fo:keep-together="always" fo:margin-top="0.1111in"/>
      <style:text-properties style:font-name="Trebuchet MS" style:font-name-asian="Trebuchet MS" style:font-name-complex="Trebuchet MS" fo:color="#666666" fo:font-size="11pt" style:font-size-asian="11pt" style:font-size-complex="11pt" style:text-underline-type="single" style:text-underline-style="solid" style:text-underline-width="auto" style:text-underline-mode="continuous" fo:hyphenate="false"/>
    </style:style>
    <style:style style:name="Titolo5" style:display-name="Titolo 5" style:family="paragraph" style:parent-style-name="Normale" style:next-style-name="Standard" style:default-outline-level="5">
      <style:paragraph-properties fo:keep-with-next="always" fo:keep-together="always" fo:margin-top="0.1111in"/>
      <style:text-properties style:font-name="Trebuchet MS" style:font-name-asian="Trebuchet MS" style:font-name-complex="Trebuchet MS" fo:color="#666666" fo:font-size="11pt" style:font-size-asian="11pt" style:font-size-complex="11pt" fo:hyphenate="false"/>
    </style:style>
    <style:style style:name="Titolo6" style:display-name="Titolo 6" style:family="paragraph" style:parent-style-name="Normale" style:next-style-name="Standard" style:default-outline-level="6">
      <style:paragraph-properties fo:keep-with-next="always" fo:keep-together="always" fo:margin-top="0.1111in"/>
      <style:text-properties style:font-name="Trebuchet MS" style:font-name-asian="Trebuchet MS" style:font-name-complex="Trebuchet MS" fo:font-style="italic" style:font-style-asian="italic" fo:color="#666666" fo:font-size="11pt" style:font-size-asian="11pt" style:font-size-complex="11pt" fo:hyphenate="false"/>
    </style:style>
    <style:style style:name="Normale" style:display-name="Normale" style:family="paragraph">
      <style:paragraph-properties fo:widows="2" fo:orphans="2" fo:text-align="justify"/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text-align="justify" fo:line-height="115%"/>
      <style:text-properties fo:hyphenate="false"/>
    </style:style>
    <style:style style:name="Heading" style:display-name="Heading" style:family="paragraph" style:parent-style-name="Normale" style:next-style-name="Standard">
      <style:paragraph-properties fo:keep-with-next="always" fo:keep-together="always" fo:text-align="center" fo:margin-bottom="0.4166in"/>
      <style:text-properties style:font-name="Audiowide" style:font-name-asian="Audiowide" style:font-name-complex="Audiowide" fo:color="#009A96" fo:font-size="36pt" style:font-size-asian="36pt" style:font-size-complex="36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ottotitolo" style:display-name="Sottotitolo" style:family="paragraph" style:parent-style-name="Normale" style:next-style-name="Standard">
      <style:paragraph-properties fo:keep-with-next="always" fo:keep-together="always" fo:margin-bottom="0.1388in"/>
      <style:text-properties style:font-name="Trebuchet MS" style:font-name-asian="Trebuchet MS" style:font-name-complex="Trebuchet MS" fo:font-style="italic" style:font-style-asian="italic" fo:color="#666666" fo:font-size="13pt" style:font-size-asian="13pt" style:font-size-complex="13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itolo1Carattere" style:display-name="Titolo 1 Carattere" style:family="text" style:parent-style-name="Car.predefinitoparagrafo">
      <style:text-properties style:font-name="Bitter" style:font-name-asian="Bitter" style:font-name-complex="Bitter" fo:font-weight="bold" style:font-weight-asian="bold" fo:color="#00615E" fo:font-size="18pt" style:font-size-asian="18pt" style:font-size-complex="18pt"/>
    </style:style>
    <style:style style:name="Titolo2Carattere" style:display-name="Titolo 2 Carattere" style:family="text" style:parent-style-name="Car.predefinitoparagrafo">
      <style:text-properties style:font-name="Bitter" style:font-name-asian="Bitter" style:font-name-complex="Bitter" fo:font-weight="bold" style:font-weight-asian="bold" fo:color="#354D51" fo:font-size="14pt" style:font-size-asian="14pt" style:font-size-complex="14pt"/>
    </style:style>
    <style:style style:name="Titolo3Carattere" style:display-name="Titolo 3 Carattere" style:family="text" style:parent-style-name="Car.predefinitoparagrafo">
      <style:text-properties style:font-name="Bitter" style:font-name-asian="Bitter" style:font-name-complex="Bitter" fo:font-weight="bold" style:font-weight-asian="bold" fo:color="#0C3635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in" fo:margin-left="0.393in" fo:margin-bottom="0.393in" fo:margin-right="0.39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iuseppe Catalano</meta:initial-creator>
    <dc:creator>Giuseppe Catalano</dc:creator>
    <meta:creation-date>2021-05-15T13:07:00Z</meta:creation-date>
    <dc:date>2021-06-07T12:31:00Z</dc:date>
    <meta:template xlink:href="Normal.dotm" xlink:type="simple"/>
    <meta:editing-cycles>11</meta:editing-cycles>
    <meta:editing-duration>PT19380S</meta:editing-duration>
    <meta:document-statistic meta:page-count="8" meta:paragraph-count="16" meta:word-count="1241" meta:character-count="8301" meta:row-count="58" meta:non-whitespace-character-count="7076"/>
  </office:meta>
</office:document-meta>
</file>